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7.952cm"/>
    </style:style>
    <style:style style:name="co9" style:family="table-column">
      <style:table-column-properties fo:break-before="auto" style:column-width="9.476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6.807cm"/>
    </style:style>
    <style:style style:name="co13" style:family="table-column">
      <style:table-column-properties fo:break-before="auto" style:column-width="9.313cm"/>
    </style:style>
    <style:style style:name="co14" style:family="table-column">
      <style:table-column-properties fo:break-before="auto" style:column-width="8.197cm"/>
    </style:style>
    <style:style style:name="co35" style:family="table-column">
      <style:table-column-properties fo:break-before="auto" style:column-width="4.792cm"/>
    </style:style>
    <style:style style:name="co36" style:family="table-column">
      <style:table-column-properties fo:break-before="auto" style:column-width="5.636cm"/>
    </style:style>
    <style:style style:name="co37" style:family="table-column">
      <style:table-column-properties fo:break-before="auto" style:column-width="11.328cm"/>
    </style:style>
    <style:style style:name="co38" style:family="table-column">
      <style:table-column-properties fo:break-before="auto" style:column-width="5.881cm"/>
    </style:style>
    <style:style style:name="co19" style:family="table-column">
      <style:table-column-properties fo:break-before="auto" style:column-width="4.574cm"/>
    </style:style>
    <style:style style:name="co20" style:family="table-column">
      <style:table-column-properties fo:break-before="auto" style:column-width="10.537cm"/>
    </style:style>
    <style:style style:name="co21" style:family="table-column">
      <style:table-column-properties fo:break-before="auto" style:column-width="9.559cm"/>
    </style:style>
    <style:style style:name="co22" style:family="table-column">
      <style:table-column-properties fo:break-before="auto" style:column-width="11.548cm"/>
    </style:style>
    <style:style style:name="co23" style:family="table-column">
      <style:table-column-properties fo:break-before="auto" style:column-width="5.664cm"/>
    </style:style>
    <style:style style:name="co24" style:family="table-column">
      <style:table-column-properties fo:break-before="auto" style:column-width="8.035cm"/>
    </style:style>
    <style:style style:name="co25" style:family="table-column">
      <style:table-column-properties fo:break-before="auto" style:column-width="11.603cm"/>
    </style:style>
    <style:style style:name="co26" style:family="table-column">
      <style:table-column-properties fo:break-before="auto" style:column-width="9.179cm"/>
    </style:style>
    <style:style style:name="co27" style:family="table-column">
      <style:table-column-properties fo:break-before="auto" style:column-width="5.147cm"/>
    </style:style>
    <style:style style:name="co28" style:family="table-column">
      <style:table-column-properties fo:break-before="auto" style:column-width="5.228cm"/>
    </style:style>
    <style:style style:name="co29" style:family="table-column">
      <style:table-column-properties fo:break-before="auto" style:column-width="14.762cm"/>
    </style:style>
    <style:style style:name="co30" style:family="table-column">
      <style:table-column-properties fo:break-before="auto" style:column-width="9.396cm"/>
    </style:style>
    <style:style style:name="co31" style:family="table-column">
      <style:table-column-properties fo:break-before="auto" style:column-width="4.711cm"/>
    </style:style>
    <style:style style:name="co32" style:family="table-column">
      <style:table-column-properties fo:break-before="auto" style:column-width="6.454cm"/>
    </style:style>
    <style:style style:name="co33" style:family="table-column">
      <style:table-column-properties fo:break-before="auto" style:column-width="13.236cm"/>
    </style:style>
    <style:style style:name="co34" style:family="table-column">
      <style:table-column-properties fo:break-before="auto" style:column-width="8.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29" style:family="table-cell" style:parent-style-name="Default">
      <style:table-cell-properties fo:border="0.74pt solid #000000"/>
    </style:style>
    <style:style style:name="ce31" style:family="table-cell" style:parent-style-name="Default" style:data-style-name="N4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 style:data-style-name="N43">
      <style:table-cell-properties style:text-align-source="fix" style:repeat-content="false" fo:border="non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5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 style:vertical-align="middle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style:font-name-asian="DejaVu Sans" style:font-name-complex="Noto Sans Arabic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normal" style:font-name-asian="DejaVu Sans" style:font-weight-asian="normal" style:font-name-complex="Noto Sans Arabic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language="fr" fo:country="FR" style:font-size-asian="12pt" style:font-name-complex="Liberation Sans1" style:font-size-complex="12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style:font-name-asian="Noto Sans CJK SC" style:font-name-complex="DejaVu Sans"/>
    </style:style>
    <style:style style:name="ce84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order="0.74pt solid #000000"/>
    </style:style>
    <style:style style:name="ce33" style:family="table-cell" style:parent-style-name="Default" style:data-style-name="N4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43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style:font-name-asian="DejaVu Sans" style:font-name-complex="Noto Sans Arabic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normal" style:font-name-asian="DejaVu Sans" style:font-weight-asian="normal" style:font-name-complex="Noto Sans Arabic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language="fr" fo:country="FR" style:font-size-asian="12pt" style:font-name-complex="Liberation Sans1" style:font-size-complex="12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style:font-name-asian="Noto Sans CJK SC" style:font-name-complex="DejaVu Sans"/>
    </style:style>
    <style:style style:name="ce81" style:family="table-cell" style:parent-style-name="Default">
      <style:table-cell-properties style:vertical-align="middle"/>
    </style:style>
    <style:style style:name="T20" style:family="text">
      <style:text-properties style:use-window-font-color="true" loext:opacity="0%" fo:language="en" fo:country="US" style:letter-kerning="true" style:language-asian="zh" style:country-asian="CN" style:language-complex="ar" style:country-complex="TN"/>
    </style:style>
    <style:style style:name="T2" style:family="text">
      <style:text-properties fo:font-size="10pt" style:letter-kerning="true" style:font-size-asian="10pt" style:font-size-complex="10pt"/>
    </style:style>
    <style:style style:name="T21" style:family="text">
      <style:text-properties style:font-name="Liberation Sans" fo:font-size="10pt" style:letter-kerning="true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2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2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DejaVu Sans" style:font-size-complex="10pt" style:language-complex="ar" style:country-complex="TN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" fo:font-size="12pt" style:font-name-complex="Liberation Mono"/>
    </style:style>
    <style:style style:name="T39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Liberation Sans1" fo:language="fr" fo:country="FR" style:letter-kerning="true" style:font-size-asian="12pt" style:font-name-complex="Liberation Sans1" style:font-size-complex="12pt"/>
    </style:style>
    <style:style style:name="T4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DejaVu Sans" style:font-size-complex="10pt" style:language-complex="ar" style:country-complex="TN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language-asian="zh" style:country-asian="CN" style:font-style-asian="normal" style:font-weight-asian="normal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DejaVu Sans" style:font-size-complex="10pt" style:language-complex="ar" style:country-complex="TN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2pt" style:font-size-asian="12pt" style:font-size-complex="12pt"/>
    </style:style>
    <style:style style:name="T48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ar" style:country-complex="TN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letter-kerning="true" fo:language="en" fo:country="US" style:language-asian="zh" style:country-asian="CN" style:language-complex="ar" style:country-complex="TN"/>
    </style:style>
    <style:style style:name="T24" style:family="text">
      <style:text-properties style:font-name="Liberation Sans" fo:font-size="10pt" style:letter-kerning="true" style:font-size-asian="10pt" style:font-size-complex="10pt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Liberation Mono" fo:font-size="12pt" style:font-name-complex="Liberation Mono"/>
    </style:style>
    <style:style style:name="T30" style:family="text">
      <style:text-properties style:language-complex="ar" style:country-complex="TN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use-window-font-color="true" style:language-asian="zh" style:country-asian="CN" style:font-name-asian="Noto Sans CJK SC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5" style:family="text">
      <style:text-properties style:font-name="Liberation Sans1" style:letter-kerning="true" fo:language="fr" fo:country="FR" style:font-name-complex="Liberation Sans1" style:font-size-asian="12pt" style:font-size-complex="12pt"/>
    </style:style>
    <style:style style:name="T3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ar" style:country-complex="T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ar" style:country-complex="T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DejaVu Sans"/>
    </style:style>
    <style:style style:name="T5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y 2024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ce36"/>
        <table:table-column table:style-name="co4" table:default-cell-style-name="ce41"/>
        <table:table-column table:style-name="co5" table:default-cell-style-name="ce36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4-05-18" calcext:value-type="date">
            <text:p>Sat, May 18, 2024</text:p>
          </table:table-cell>
          <table:table-cell office:value-type="string" calcext:value-type="string">
            <text:p>979. Distribute Coins in Binary Tree</text:p>
          </table:table-cell>
          <table:table-cell office:value-type="string" calcext:value-type="string">
            <text:p>DFS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4-05-19" calcext:value-type="date">
            <text:p>Sun, May 19, 2024</text:p>
          </table:table-cell>
          <table:table-cell office:value-type="string" calcext:value-type="string">
            <text:p>3068. Find the Maximum Sum of Node Values</text:p>
          </table:table-cell>
          <table:table-cell office:value-type="string" calcext:value-type="string">
            <text:p><text:span text:style-name="T23">Reduced to an array problem: Using difference array &amp; soring</text:span></text:p>
            <text:p><text:span text:style-name="T23">Greedy</text:span></text:p>
            <text:p><text:span text:style-name="T23">Greedy optimized</text:span>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4-05-20" calcext:value-type="date">
            <text:p>Mon, May 20, 2024</text:p>
          </table:table-cell>
          <table:table-cell office:value-type="string" calcext:value-type="string">
            <text:p>1863. Sum of All Subset XOR Totals</text:p>
          </table:table-cell>
          <table:table-cell table:style-name="ce42" office:value-type="string" calcext:value-type="string">
            <text:p><text:span text:style-name="T2">Brute force all subsets using:</text:span></text:p>
            <text:p><text:span text:style-name="T2"> bitmask</text:span></text:p>
            <text:p><text:span text:style-name="T2">Recursion</text:span></text:p>
            <text:p><text:span text:style-name="T2">optimal (needs good observer)</text:span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date" office:date-value="2024-05-21" calcext:value-type="date">
            <text:p>Tue, May 21, 2024</text:p>
          </table:table-cell>
          <table:table-cell office:value-type="string" calcext:value-type="string">
            <text:p>78. Subsets</text:p>
          </table:table-cell>
          <table:table-cell table:style-name="ce42" office:value-type="string" calcext:value-type="string">
            <text:p><text:span text:style-name="T24">Brute force all subsets using:</text:span></text:p>
            <text:p><text:span text:style-name="T24"> Bitmask</text:span></text:p>
            <text:p><text:span text:style-name="T24">backtrack (recursion)</text:span>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5-22" calcext:value-type="date">
            <text:p>Wed, May 22, 2024</text:p>
          </table:table-cell>
          <table:table-cell office:value-type="string" calcext:value-type="string">
            <text:p><text:span text:style-name="T23"><text:a xlink:href="https://leetcode.com/problems/palindrome-partitioning/" xlink:type="simple">131. Palindrome Partitioning</text:a></text:span></text:p>
          </table:table-cell>
          <table:table-cell table:style-name="ce43" office:value-type="string" calcext:value-type="string">
            <text:p><text:span text:style-name="T2">Brute force and store all subsets</text:span></text:p>
            <text:p><text:span text:style-name="T2">Optimization #1: Using backtracking, brute force all subsets, without storing them: to understand</text:span></text:p>
            <text:p><text:span text:style-name="T2">Optimization #2: // not code yet</text:span>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date" office:date-value="2024-05-23" calcext:value-type="date">
            <text:p>Thu, May 23, 2024</text:p>
          </table:table-cell>
          <table:table-cell office:value-type="string" calcext:value-type="string">
            <text:p>2597. The Number of Beautiful Subsets</text:p>
          </table:table-cell>
          <table:table-cell table:style-name="ce36" office:value-type="string" calcext:value-type="string">
            <text:p>Using backtracking, brute force all subsets, for each one check if there exists two elements, such as their abs difference is equal to k.</text:p>
            <text:p/>
            <text:p><text:span text:style-name="T4">Take it or not:</text:span></text:p>
            <text:p>Map</text:p>
            <text:p>Array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4-05-24" calcext:value-type="date">
            <text:p>Fri, May 24, 2024</text:p>
          </table:table-cell>
          <table:table-cell office:value-type="string" calcext:value-type="string">
            <text:p>1255. Maximum Score Words Formed by Letters</text:p>
          </table:table-cell>
          <table:table-cell table:style-name="ce36" office:value-type="string" calcext:value-type="string">
            <text:p>to understa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05-25" calcext:value-type="date">
            <text:p>Sat, May 25, 2024</text:p>
          </table:table-cell>
          <table:table-cell office:value-type="string" calcext:value-type="string">
            <text:p>140. Word Break II</text:p>
          </table:table-cell>
          <table:table-cell table:style-name="ce36" office:value-type="string" calcext:value-type="string">
            <text:p>Recursion(DFS)+memoization</text:p>
          </table:table-cell>
          <table:table-cell office:value-type="string" calcext:value-type="string">
            <text:p>139. Word Break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4-05-26" calcext:value-type="date">
            <text:p>Sun, May 26, 2024</text:p>
          </table:table-cell>
          <table:table-cell office:value-type="string" calcext:value-type="string">
            <text:p>552. Student Attendance Record II</text:p>
          </table:table-cell>
          <table:table-cell table:style-name="ce36" office:value-type="string" calcext:value-type="string">
            <text:p><text:span text:style-name="T4">DFS+Memoization</text:span></text:p>
            <text:p/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date" office:date-value="2024-05-27" calcext:value-type="date">
            <text:p>Mon, May 27, 2024</text:p>
          </table:table-cell>
          <table:table-cell office:value-type="string" calcext:value-type="string">
            <text:p>1608. Special Array With X Elements Greater Than or Equal X</text:p>
          </table:table-cell>
          <table:table-cell office:value-type="string" calcext:value-type="string">
            <text:p>Sorting</text:p>
            <text:p>Counting</text:p>
            <text:p>Binary search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4-05-28" calcext:value-type="date">
            <text:p>Tue, May 28, 2024</text:p>
          </table:table-cell>
          <table:table-cell office:value-type="string" calcext:value-type="string">
            <text:p>1208. Get Equal Substrings Within Budget</text:p>
          </table:table-cell>
          <table:table-cell office:value-type="string" calcext:value-type="string">
            <text:p>prefix array</text:p>
            <text:p>Sliding window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date" office:date-value="2024-05-29" calcext:value-type="date">
            <text:p>Wed, May 29, 2024</text:p>
          </table:table-cell>
          <table:table-cell office:value-type="string" calcext:value-type="string">
            <text:p>1404. Number of Steps to Reduce a Number in Binary Representation to One</text:p>
          </table:table-cell>
          <table:table-cell office:value-type="string" calcext:value-type="string">
            <text:p>Bit manipulatio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24-05-30" calcext:value-type="date">
            <text:p>Thu, May 30, 2024</text:p>
          </table:table-cell>
          <table:table-cell office:value-type="string" calcext:value-type="string">
            <text:p>1442. Count Triplets That Can Form Two Arrays of Equal XOR</text:p>
          </table:table-cell>
          <table:table-cell office:value-type="string" calcext:value-type="string">
            <text:p>Prefix array</text:p>
            <text:p>Count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4-05-31" calcext:value-type="date">
            <text:p>Fri, May 31, 2024</text:p>
          </table:table-cell>
          <table:table-cell office:value-type="string" calcext:value-type="string">
            <text:p>260. Single Number III</text:p>
          </table:table-cell>
          <table:table-cell office:value-type="string" calcext:value-type="string">
            <text:p>Bit manipulation</text:p>
          </table:table-cell>
          <table:table-cell/>
        </table:table-row>
        <table:table-row table:style-name="ro1" table:number-rows-repeated="4">
          <table:table-cell/>
          <table:table-cell table:style-name="ce34"/>
          <table:table-cell table:style-name="ce37" table:number-columns-repeated="3"/>
        </table:table-row>
        <table:table-row table:style-name="ro1">
          <table:table-cell/>
          <table:table-cell table:style-name="ce34"/>
          <table:table-cell table:style-name="ce37" table:number-columns-repeated="3"/>
        </table:table-row>
      </table:table>
      <table:table table:name="June2024" table:style-name="ta1">
        <table:table-column table:style-name="co1" table:default-cell-style-name="Default"/>
        <table:table-column table:style-name="co6" table:default-cell-style-name="ce33"/>
        <table:table-column table:style-name="co7" table:default-cell-style-name="ce36"/>
        <table:table-column table:style-name="co8" table:default-cell-style-name="ce41"/>
        <table:table-column table:style-name="co9" table:default-cell-style-name="ce36"/>
        <table:table-column table:style-name="co10" table:default-cell-style-name="ce4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date" office:date-value="2024-06-01" calcext:value-type="date">
            <text:p>Sat, June 1, 2024</text:p>
          </table:table-cell>
          <table:table-cell office:value-type="string" calcext:value-type="string">
            <text:p>3110. Score of a String</text:p>
          </table:table-cell>
          <table:table-cell office:value-type="string" calcext:value-type="string">
            <text:p>C++ STLs</text:p>
            <text:p>adjacent_difference</text:p>
            <text:p>Accumulate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date" office:date-value="2024-06-02" calcext:value-type="date">
            <text:p>Sun, June 2, 2024</text:p>
          </table:table-cell>
          <table:table-cell office:value-type="string" calcext:value-type="string">
            <text:p>344. Reverse String</text:p>
          </table:table-cell>
          <table:table-cell office:value-type="string" calcext:value-type="string">
            <text:p>Naive(extra space)</text:p>
            <text:p>Two pointers</text:p>
            <text:p>Recursive (extra space)</text:p>
            <text:p>Swapping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date" office:date-value="2024-06-03" calcext:value-type="date">
            <text:p>Mon, June 3, 2024</text:p>
          </table:table-cell>
          <table:table-cell office:value-type="string" calcext:value-type="string">
            <text:p>2486. Append Characters to String to Make Subsequence</text:p>
          </table:table-cell>
          <table:table-cell office:value-type="string" calcext:value-type="string">
            <text:p>two pointer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4-06-04" calcext:value-type="date">
            <text:p>Tue, June 4, 2024</text:p>
          </table:table-cell>
          <table:table-cell office:value-type="string" calcext:value-type="string">
            <text:p>409. Longest Palindrome</text:p>
          </table:table-cell>
          <table:table-cell office:value-type="string" calcext:value-type="string">
            <text:p>Counting: array or Hash tabl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4-06-05" calcext:value-type="date">
            <text:p>Wed, June 5, 2024</text:p>
          </table:table-cell>
          <table:table-cell office:value-type="string" calcext:value-type="string">
            <text:p>1002. Find Common Characters</text:p>
          </table:table-cell>
          <table:table-cell office:value-type="string" calcext:value-type="string">
            <text:p>array,implementation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4-06-06" calcext:value-type="date">
            <text:p>Thu, June 6, 2024</text:p>
          </table:table-cell>
          <table:table-cell office:value-type="string" calcext:value-type="string">
            <text:p>846. Hand of Straights</text:p>
          </table:table-cell>
          <table:table-cell office:value-type="string" calcext:value-type="string">
            <text:p>Sorting</text:p>
            <text:p>Map</text:p>
          </table:table-cell>
          <table:table-cell office:value-type="string" calcext:value-type="string">
            <text:p>1296. Divide Array in Sets of K Consecutive Number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4-06-07" calcext:value-type="date">
            <text:p>Fri, June 7, 2024</text:p>
          </table:table-cell>
          <table:table-cell office:value-type="string" calcext:value-type="string">
            <text:p>648. Replace Words</text:p>
          </table:table-cell>
          <table:table-cell office:value-type="string" calcext:value-type="string">
            <text:p>Trie</text:p>
            <text:p>Hashmap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date" office:date-value="2024-06-08" calcext:value-type="date">
            <text:p>Sat, June 8, 2024</text:p>
          </table:table-cell>
          <table:table-cell office:value-type="string" calcext:value-type="string">
            <text:p/>
            <text:p>523. Continuous Subarray Sum</text:p>
          </table:table-cell>
          <table:table-cell office:value-type="string" calcext:value-type="string">
            <text:p>prefix sums</text:p>
            <text:p>Hashmap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4-06-09" calcext:value-type="date">
            <text:p>Sun, June 9, 2024</text:p>
          </table:table-cell>
          <table:table-cell office:value-type="string" calcext:value-type="string">
            <text:p>974. Subarray Sums Divisible by K</text:p>
          </table:table-cell>
          <table:table-cell office:value-type="string" calcext:value-type="string">
            <text:p>Prefix sum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4-06-10" calcext:value-type="date">
            <text:p>Mon, June 10, 2024</text:p>
          </table:table-cell>
          <table:table-cell office:value-type="string" calcext:value-type="string">
            <text:p>1051. Height Checker</text:p>
          </table:table-cell>
          <table:table-cell office:value-type="string" calcext:value-type="string">
            <text:p>counting sort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4-06-11" calcext:value-type="date">
            <text:p>Tue, June 11, 2024</text:p>
          </table:table-cell>
          <table:table-cell office:value-type="string" calcext:value-type="string">
            <text:p/>
            <text:p>1122. Relative Sort Array</text:p>
          </table:table-cell>
          <table:table-cell office:value-type="string" calcext:value-type="string">
            <text:p>counting sor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4-06-12" calcext:value-type="date">
            <text:p>Wed, June 12, 2024</text:p>
          </table:table-cell>
          <table:table-cell office:value-type="string" calcext:value-type="string">
            <text:p>75. Sort Colors</text:p>
          </table:table-cell>
          <table:table-cell office:value-type="string" calcext:value-type="string">
            <text:p>Deutch National Flag algorithm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date" office:date-value="2024-06-13" calcext:value-type="date">
            <text:p>Thu, June 13, 2024</text:p>
          </table:table-cell>
          <table:table-cell office:value-type="string" calcext:value-type="string">
            <text:p>2037. Minimum Number of Moves to Seat Everyone</text:p>
          </table:table-cell>
          <table:table-cell office:value-type="string" calcext:value-type="string">
            <text:p>sorting</text:p>
            <text:p>Counting sort</text:p>
            <text:p>Line sweep technique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4-06-14" calcext:value-type="date">
            <text:p>Fri, June 14, 2024</text:p>
          </table:table-cell>
          <table:table-cell office:value-type="string" calcext:value-type="string">
            <text:p>945. Minimum Increment to Make Array Unique</text:p>
          </table:table-cell>
          <table:table-cell office:value-type="string" calcext:value-type="string">
            <text:p>Greedy</text:p>
            <text:p>Counting sor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4-06-15" calcext:value-type="date">
            <text:p>Sat, June 15, 2024</text:p>
          </table:table-cell>
          <table:table-cell office:value-type="string" calcext:value-type="string">
            <text:p>502. IPO</text:p>
          </table:table-cell>
          <table:table-cell office:value-type="string" calcext:value-type="string">
            <text:p>Greedy: sorting+priority queu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4-06-16" calcext:value-type="date">
            <text:p>Sun, June 16, 2024</text:p>
          </table:table-cell>
          <table:table-cell office:value-type="string" calcext:value-type="string">
            <text:p>330. Patching Array</text:p>
          </table:table-cell>
          <table:table-cell office:value-type="string" calcext:value-type="string">
            <text:p>Greedy: array+math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date" office:date-value="2024-06-17" calcext:value-type="date">
            <text:p>Mon, June 17, 2024</text:p>
          </table:table-cell>
          <table:table-cell office:value-type="string" calcext:value-type="string">
            <text:p>633. Sum of Square Numbers</text:p>
          </table:table-cell>
          <table:table-cell office:value-type="string" calcext:value-type="string">
            <text:p>Naive</text:p>
            <text:p>Two pointers</text:p>
            <text:p>Binary search (to do)</text:p>
          </table:table-cell>
          <table:table-cell table:number-columns-repeated="2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date" office:date-value="2024-06-18" calcext:value-type="date">
            <text:p>Tue, June 18, 2024</text:p>
          </table:table-cell>
          <table:table-cell office:value-type="string" calcext:value-type="string">
            <text:p>826. Most Profit Assigning Work</text:p>
          </table:table-cell>
          <table:table-cell office:value-type="string" calcext:value-type="string">
            <text:p>Greedy</text:p>
            <text:p>Binary Search (to do)</text:p>
            <text:p><text:span text:style-name="T25">Priority Queue (to do)</text:span></text:p>
            <text:p><text:span text:style-name="T25">2 Pointers (to do)</text:span></text:p>
            <text:p><text:span text:style-name="T25">DP (to do)</text:span></text:p>
          </table:table-cell>
          <table:table-cell table:number-columns-repeated="2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date" office:date-value="2024-06-19" calcext:value-type="date">
            <text:p>Wed, June 19, 2024</text:p>
          </table:table-cell>
          <table:table-cell office:value-type="string" calcext:value-type="string">
            <text:p>1482. Minimum Number of Days to Make m Bouquets</text:p>
          </table:table-cell>
          <table:table-cell office:value-type="string" calcext:value-type="string">
            <text:p>Naive</text:p>
            <text:p>Binary search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4-06-20" calcext:value-type="date">
            <text:p>Thu, June 20, 2024</text:p>
          </table:table-cell>
          <table:table-cell office:value-type="string" calcext:value-type="string">
            <text:p>1552. Magnetic Force Between Two Balls</text:p>
          </table:table-cell>
          <table:table-cell office:value-type="string" calcext:value-type="string">
            <text:p>binary search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4-06-21" calcext:value-type="date">
            <text:p>Fri, June 21, 2024</text:p>
          </table:table-cell>
          <table:table-cell office:value-type="string" calcext:value-type="string">
            <text:p>1052. Grumpy Bookstore Owner</text:p>
          </table:table-cell>
          <table:table-cell office:value-type="string" calcext:value-type="string">
            <text:p>reduced to max sum of subarray of length k</text:p>
            <text:p>Static sliding window</text:p>
          </table:table-cell>
          <table:table-cell table:number-columns-repeated="2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date" office:date-value="2024-06-22" calcext:value-type="date">
            <text:p>Sat, June 22, 2024</text:p>
          </table:table-cell>
          <table:table-cell office:value-type="string" calcext:value-type="string">
            <text:p>1248. Count Number of Nice Subarrays</text:p>
          </table:table-cell>
          <table:table-cell table:style-name="ce36" office:value-type="string" calcext:value-type="string">
            <text:p><text:span text:style-name="T6">prefix sums</text:span></text:p>
            <text:p><text:span text:style-name="T4">Prefix sums+counting</text:span></text:p>
            <text:p><text:span text:style-name="T28">Dynamic sliding window (two pointers technique)</text:span></text:p>
            <text:p><text:span text:style-name="T28">Reduced to: Number of subarrays with sum at most a target( sum ≤ target)</text:span></text:p>
          </table:table-cell>
          <table:table-cell office:value-type="string" calcext:value-type="string">
            <text:p><text:span text:style-name="T25">560. Subarray Sum Equals K</text:span></text:p>
            <text:p/>
            <text:p><text:span text:style-name="T25">930. Binary Subarrays With Sum</text:span></text:p>
          </table:table-cell>
          <table:table-cell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date" office:date-value="2024-06-23" calcext:value-type="date">
            <text:p>Sun, June 23, 2024</text:p>
          </table:table-cell>
          <table:table-cell office:value-type="string" calcext:value-type="string">
            <text:p/>
            <text:p>1438. Longest Continuous Subarray With Absolute Diff Less Than or Equal to Limit</text:p>
          </table:table-cell>
          <table:table-cell table:style-name="ce36" office:value-type="string" calcext:value-type="string">
            <text:p><text:span text:style-name="T25">Brute force: &lt;O(n^3),O(1)&gt;</text:span></text:p>
            <text:p><text:span text:style-name="T4">Dynamic sliding window (two pointers technique):</text:span></text:p>
            <text:p><text:span text:style-name="T25">Sqrt decomposition: &lt;O(n sqrt(n)),O(2sqrt(n))&gt;</text:span></text:p>
            <text:p><text:span text:style-name="T25">Max heap, Min heap: &lt;O(n log n),O(2n)&gt;</text:span></text:p>
            <text:p><text:span text:style-name="T25">Max deque, Min deque: &lt;O(n),O(2n)&gt;</text:span></text:p>
          </table:table-cell>
          <table:table-cell table:number-columns-repeated="2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date" office:date-value="2024-06-24" calcext:value-type="date">
            <text:p>Mon, June 24, 2024</text:p>
          </table:table-cell>
          <table:table-cell office:value-type="string" calcext:value-type="string">
            <text:p>995. Minimum Number of K Consecutive Bit Flips</text:p>
          </table:table-cell>
          <table:table-cell office:value-type="string" calcext:value-type="string">
            <text:p>Implementation: Optimizing greedy approach</text:p>
          </table:table-cell>
          <table:table-cell office:value-type="string" calcext:value-type="string">
            <text:p>3191. Minimum Operations to Make Binary Array Elements Equal to One I</text:p>
            <text:p/>
            <text:p>3192. Minimum Operations to Make Binary Array Elements Equal to One II</text:p>
          </table:table-cell>
          <table:table-cell table:style-name="ce4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4-06-25" calcext:value-type="date">
            <text:p>Tue, June 25, 2024</text:p>
          </table:table-cell>
          <table:table-cell office:value-type="string" calcext:value-type="string">
            <text:p>1038. Binary Search Tree to Greater Sum Tree</text:p>
          </table:table-cell>
          <table:table-cell office:value-type="string" calcext:value-type="string">
            <text:p>BST inorder traversal (recursive,iterative,Morris)</text:p>
          </table:table-cell>
          <table:table-cell office:value-type="string" calcext:value-type="string">
            <text:p>94. Binary Tree Inorder Traversal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date" office:date-value="2024-06-26" calcext:value-type="date">
            <text:p>Wed, June 26, 2024</text:p>
          </table:table-cell>
          <table:table-cell office:value-type="string" calcext:value-type="string">
            <text:p>1382. Balance a Binary Search Tree</text:p>
            <text:p/>
          </table:table-cell>
          <table:table-cell office:value-type="string" calcext:value-type="string">
            <text:p>Inorder traversal</text:p>
            <text:p>AVL Tree</text:p>
            <text:p>Day Stout Warren (DSW) algorithm) </text:p>
          </table:table-cell>
          <table:table-cell office:value-type="string" calcext:value-type="string">
            <text:p>108. Convert Sorted Array to Binary Search Tree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4-06-27" calcext:value-type="date">
            <text:p>Thu, June 27, 2024</text:p>
          </table:table-cell>
          <table:table-cell office:value-type="string" calcext:value-type="string">
            <text:p>1791. Find Center of Star Graph</text:p>
          </table:table-cell>
          <table:table-cell table:style-name="ce36" office:value-type="string" calcext:value-type="string">
            <text:p>Map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4-06-28" calcext:value-type="date">
            <text:p>Fri, June 28, 2024</text:p>
          </table:table-cell>
          <table:table-cell office:value-type="string" calcext:value-type="string">
            <text:p>2285. Maximum Total Importance of Roads</text:p>
          </table:table-cell>
          <table:table-cell table:style-name="ce36" office:value-type="string" calcext:value-type="string">
            <text:p>Math</text:p>
            <text:p>Degree of nodes</text:p>
          </table:table-cell>
          <table:table-cell table:number-columns-repeated="2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date" office:date-value="2024-06-29" calcext:value-type="date">
            <text:p>Sat, June 29, 2024</text:p>
          </table:table-cell>
          <table:table-cell office:value-type="string" calcext:value-type="string">
            <text:p>2192. All Ancestors of a Node in a Directed Acyclic Graph</text:p>
          </table:table-cell>
          <table:table-cell table:style-name="ce36" office:value-type="string" calcext:value-type="string">
            <text:p>Backtracking with  DFS: TLE</text:p>
            <text:p>DFS: AC</text:p>
            <text:p>Topological sort by BFS: Kahn’s algorithm</text:p>
          </table:table-cell>
          <table:table-cell office:value-type="string" calcext:value-type="string">
            <text:p>Topological sort:</text:p>
            <text:p><text:a xlink:href="https://www.geeksforgeeks.org/problems/topological-sort/1" xlink:type="simple">https://www.geeksforgeeks.org/problems/topological-sort/1</text:a></text:p>
            <text:p>207. Course Schedule</text:p>
            <text:p>210. Course Schedule II</text:p>
            <text:p>802. Find Eventual Safe States</text:p>
            <text:p>1857. Largest Color Value in a Directed Graph</text:p>
          </table:table-cell>
          <table:table-cell table:style-name="ce52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date" office:date-value="2024-06-30" calcext:value-type="date">
            <text:p>Sun, June 30, 2024</text:p>
          </table:table-cell>
          <table:table-cell office:value-type="string" calcext:value-type="string">
            <text:p>1579. Remove Max Number of Edges to Keep Graph Fully Traversable</text:p>
          </table:table-cell>
          <table:table-cell table:style-name="ce36" office:value-type="string" calcext:value-type="string">
            <text:p>Union find</text:p>
          </table:table-cell>
          <table:table-cell table:number-columns-repeated="2"/>
        </table:table-row>
      </table:table>
      <table:table table:name="July2024" table:style-name="ta1">
        <table:table-column table:style-name="co1" table:default-cell-style-name="Default"/>
        <table:table-column table:style-name="co11" table:default-cell-style-name="ce33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date" office:date-value="2024-07-01" calcext:value-type="date">
            <text:p>Mon, July 1, 2024</text:p>
          </table:table-cell>
          <table:table-cell office:value-type="string" calcext:value-type="string">
            <text:p>1550. Three Consecutive Odds</text:p>
          </table:table-cell>
          <table:table-cell office:value-type="string" calcext:value-type="string">
            <text:p>Brute force</text:p>
            <text:p>Prefix sums</text:p>
            <text:p>Sliding window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4-07-02" calcext:value-type="date">
            <text:p>Tue, July 2, 2024</text:p>
          </table:table-cell>
          <table:table-cell office:value-type="string" calcext:value-type="string">
            <text:p>350. Intersection of Two Arrays II</text:p>
          </table:table-cell>
          <table:table-cell office:value-type="string" calcext:value-type="string">
            <text:p>Sorting+two pointers</text:p>
            <text:p>Counting (hashmap,array)</text:p>
          </table:table-cell>
          <table:table-cell office:value-type="string" calcext:value-type="string">
            <text:p>349. Intersection of Two Arrays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date" office:date-value="2024-07-03" calcext:value-type="date">
            <text:p>Wed, July 3, 2024</text:p>
          </table:table-cell>
          <table:table-cell office:value-type="string" calcext:value-type="string">
            <text:p>1509. Minimum Difference Between Largest and Smallest Value in Three Moves</text:p>
          </table:table-cell>
          <table:table-cell office:value-type="string" calcext:value-type="string">
            <text:p><text:span text:style-name="T25">Sorting+two pointers(sliding window)</text:span></text:p>
            <text:p>Sorting</text:p>
            <text:p>Min and max heaps</text:p>
            <text:p/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4-07-04" calcext:value-type="date">
            <text:p>Thu, July 4, 2024</text:p>
          </table:table-cell>
          <table:table-cell office:value-type="string" calcext:value-type="string">
            <text:p/>
            <text:p>2181. Merge Nodes in Between Zeros</text:p>
          </table:table-cell>
          <table:table-cell office:value-type="string" calcext:value-type="string">
            <text:p>Creating a new simple linked list while traversing the input list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date" office:date-value="2024-07-05" calcext:value-type="date">
            <text:p>Fri, July 5, 2024</text:p>
          </table:table-cell>
          <table:table-cell office:value-type="string" calcext:value-type="string">
            <text:p>2058. Find the Minimum and Maximum Number of Nodes Between Critical Points</text:p>
          </table:table-cell>
          <table:table-cell office:value-type="string" calcext:value-type="string">
            <text:p>single linked list traversal</text:p>
            <text:p>Sliding window</text:p>
            <text:p/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4-07-06" calcext:value-type="date">
            <text:p>Sat, July 6, 2024</text:p>
          </table:table-cell>
          <table:table-cell office:value-type="string" calcext:value-type="string">
            <text:p>2582. Pass the Pillow</text:p>
          </table:table-cell>
          <table:table-cell office:value-type="string" calcext:value-type="string">
            <text:p>Greedy: simulate the process</text:p>
            <text:p>Math</text:p>
          </table:table-cell>
          <table:table-cell office:value-type="string" calcext:value-type="string">
            <text:p>3178. Find the Child Who Has the Ball After K Second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4-07-07" calcext:value-type="date">
            <text:p>Sun, July 7, 2024</text:p>
          </table:table-cell>
          <table:table-cell office:value-type="string" calcext:value-type="string">
            <text:p>1518. Water Bottles</text:p>
          </table:table-cell>
          <table:table-cell office:value-type="string" calcext:value-type="string">
            <text:p><text:span text:style-name="T25">Greedy: simulate the process</text:span></text:p>
            <text:p><text:span text:style-name="T25">Math</text:span>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4-07-08" calcext:value-type="date">
            <text:p>Mon, July 8, 2024</text:p>
          </table:table-cell>
          <table:table-cell office:value-type="string" calcext:value-type="string">
            <text:p>1823. Find the Winner of the Circular Game</text:p>
          </table:table-cell>
          <table:table-cell office:value-type="string" calcext:value-type="string">
            <text:p>Greedy simulate the process</text:p>
            <text:p>Math: recursion, iterativ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4-07-09" calcext:value-type="date">
            <text:p>Tue, July 9, 2024</text:p>
          </table:table-cell>
          <table:table-cell office:value-type="string" calcext:value-type="string">
            <text:p>1701. Average Waiting Time</text:p>
          </table:table-cell>
          <table:table-cell office:value-type="string" calcext:value-type="string">
            <text:p>Greedy simulate the proces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4-07-10" calcext:value-type="date">
            <text:p>Wed, July 10, 2024</text:p>
          </table:table-cell>
          <table:table-cell office:value-type="string" calcext:value-type="string">
            <text:p>1598. Crawler Log Folder</text:p>
          </table:table-cell>
          <table:table-cell office:value-type="string" calcext:value-type="string">
            <text:p>Greedy simulate the process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date" office:date-value="2024-07-11" calcext:value-type="date">
            <text:p>Thu, July 11, 2024</text:p>
          </table:table-cell>
          <table:table-cell office:value-type="string" calcext:value-type="string">
            <text:p>1190. Reverse Substrings Between Each Pair of Parentheses</text:p>
          </table:table-cell>
          <table:table-cell office:value-type="string" calcext:value-type="string">
            <text:p><text:span text:style-name="T25">Greedy simulate the process: prefix array</text:span></text:p>
            <text:p><text:span text:style-name="T25">Greedy simulate the process: stack</text:span></text:p>
            <text:p><text:span text:style-name="T25">Greedy simulate the process: recursion</text:span></text:p>
            <text:p><text:span text:style-name="T25">Wormhole Teleportation Technique</text:span>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date" office:date-value="2024-07-12" calcext:value-type="date">
            <text:p>Fri, July 12, 2024</text:p>
          </table:table-cell>
          <table:table-cell office:value-type="string" calcext:value-type="string">
            <text:p>1717. Maximum Score From Removing Substrings</text:p>
          </table:table-cell>
          <table:table-cell office:value-type="string" calcext:value-type="string">
            <text:p>Greedy: simulate the process: take it as it is</text:p>
            <text:p>Greedy: simulate the process: stack</text:p>
            <text:p>Two pointer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4-07-13" calcext:value-type="date">
            <text:p>Sat, July 13, 2024</text:p>
          </table:table-cell>
          <table:table-cell office:value-type="string" calcext:value-type="string">
            <text:p>2751. Robot Collisions</text:p>
          </table:table-cell>
          <table:table-cell office:value-type="string" calcext:value-type="string">
            <text:p>OOP+sorting+stack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2024-07-14" calcext:value-type="date">
            <text:p>Sun, July 14, 2024</text:p>
          </table:table-cell>
          <table:table-cell office:value-type="string" calcext:value-type="string">
            <text:p>726. Number of Atoms</text:p>
          </table:table-cell>
          <table:table-cell office:value-type="string" calcext:value-type="string">
            <text:p>array+stack</text:p>
            <text:p>Preprocessing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date" office:date-value="2024-07-15" calcext:value-type="date">
            <text:p>Mon, July 15, 2024</text:p>
          </table:table-cell>
          <table:table-cell table:style-name="ce54" office:value-type="string" calcext:value-type="string">
            <text:p>2196. Create Binary Tree From Descriptions</text:p>
          </table:table-cell>
          <table:table-cell table:style-name="ce55" office:value-type="string" calcext:value-type="string">
            <text:p>convert a graph to a binary tree</text:p>
          </table:table-cell>
          <table:table-cell table:style-name="Default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date" office:date-value="2024-07-16" calcext:value-type="date">
            <text:p>Tue, July 16, 2024</text:p>
          </table:table-cell>
          <table:table-cell office:value-type="string" calcext:value-type="string">
            <text:p>2096. Step-By-Step Directions From a Binary Tree Node to Another</text:p>
          </table:table-cell>
          <table:table-cell office:value-type="string" calcext:value-type="string">
            <text:p>LCA,DFS,recusrion,backtracking</text:p>
            <text:p>DFS+Two pointers</text:p>
          </table:table-cell>
          <table:table-cell office:value-type="string" calcext:value-type="string">
            <text:p>236. Lowest Common Ancestor of a Binary Tre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07-17" calcext:value-type="date">
            <text:p>Wed, July 17, 2024</text:p>
          </table:table-cell>
          <table:table-cell office:value-type="string" calcext:value-type="string">
            <text:p>1110. Delete Nodes And Return Forest</text:p>
          </table:table-cell>
          <table:table-cell office:value-type="string" calcext:value-type="string">
            <text:p>DFS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date" office:date-value="2024-07-18" calcext:value-type="date">
            <text:p>Thu, July 18, 2024</text:p>
          </table:table-cell>
          <table:table-cell office:value-type="string" calcext:value-type="string">
            <text:p>1530. Number of Good Leaf Nodes Pairs</text:p>
          </table:table-cell>
          <table:table-cell office:value-type="string" calcext:value-type="string">
            <text:p>LCA: See version1(AC), version2(TLE)</text:p>
            <text:p>BFS: Convert tree to a graph</text:p>
            <text:p>DFS+array or DFS+map</text:p>
          </table:table-cell>
          <table:table-cell office:value-type="string" calcext:value-type="string">
            <text:p>2096. Step-By-Step Directions From a Binary Tree Node to Anoth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07-19" calcext:value-type="date">
            <text:p>Fri, July 19, 2024</text:p>
          </table:table-cell>
          <table:table-cell office:value-type="string" calcext:value-type="string">
            <text:p>1380. Lucky Numbers in a Matrix</text:p>
          </table:table-cell>
          <table:table-cell office:value-type="string" calcext:value-type="string">
            <text:p>2d array+preprocessing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date" office:date-value="2024-07-20" calcext:value-type="date">
            <text:p>Sat, July 20, 2024</text:p>
          </table:table-cell>
          <table:table-cell office:value-type="string" calcext:value-type="string">
            <text:p>1605. Find Valid Matrix Given Row and Column Sums</text:p>
          </table:table-cell>
          <table:table-cell table:style-name="ce41" office:value-type="string" calcext:value-type="string">
            <text:p>1d,2d array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4-07-21" calcext:value-type="date">
            <text:p>Sun, July 21, 2024</text:p>
          </table:table-cell>
          <table:table-cell office:value-type="string" calcext:value-type="string">
            <text:p>2392. Build a Matrix With Conditions</text:p>
          </table:table-cell>
          <table:table-cell table:style-name="ce41" office:value-type="string" calcext:value-type="string">
            <text:p>graph+toplogical sort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date" office:date-value="2024-07-22" calcext:value-type="date">
            <text:p>Mon, July 22, 2024</text:p>
          </table:table-cell>
          <table:table-cell office:value-type="string" calcext:value-type="string">
            <text:p>2418. Sort the People</text:p>
          </table:table-cell>
          <table:table-cell office:value-type="string" calcext:value-type="string">
            <text:p><text:span text:style-name="T28">array sorting: sort an array based on other array</text:span></text:p>
            <text:p>Lambda on array of pairs</text:p>
            <text:p>Pack-unpack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date" office:date-value="2024-07-23" calcext:value-type="date">
            <text:p>Tue, July 23, 2024</text:p>
          </table:table-cell>
          <table:table-cell office:value-type="string" calcext:value-type="string">
            <text:p>1636. Sort Array by Increasing Frequency</text:p>
          </table:table-cell>
          <table:table-cell office:value-type="string" calcext:value-type="string">
            <text:p><text:span text:style-name="T28">array sorting: sort an array based on other array</text:span></text:p>
            <text:p>Lambda on array of pairs</text:p>
            <text:p>Lambda on array of frequency</text:p>
            <text:p>Counting sort+relative sort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4-07-24" calcext:value-type="date">
            <text:p>Wed, July 24, 2024</text:p>
          </table:table-cell>
          <table:table-cell office:value-type="string" calcext:value-type="string">
            <text:p>2191. Sort the Jumbled Numbers</text:p>
          </table:table-cell>
          <table:table-cell table:style-name="ce41" office:value-type="string" calcext:value-type="string">
            <text:p>array sorting: sort an array based on other array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date" office:date-value="2024-07-25" calcext:value-type="date">
            <text:p>Thu, July 25, 2024</text:p>
          </table:table-cell>
          <table:table-cell office:value-type="string" calcext:value-type="string">
            <text:p>912. Sort an Array</text:p>
          </table:table-cell>
          <table:table-cell table:style-name="ce41" office:value-type="string" calcext:value-type="string">
            <text:p>array sorting:</text:p>
            <text:p>priority_queue (min heap)</text:p>
            <text:p>Custom min heap</text:p>
            <text:p>Custom min heap with heapify method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date" office:date-value="2024-07-26" calcext:value-type="date">
            <text:p>Fri, July 26, 2024</text:p>
          </table:table-cell>
          <table:table-cell office:value-type="string" calcext:value-type="string">
            <text:p>1334. Find the City With the Smallest Number of Neighbors at a Threshold Distance</text:p>
          </table:table-cell>
          <table:table-cell table:style-name="ce41" office:value-type="string" calcext:value-type="string">
            <text:p>Pretty Dijkstra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4-07-27" calcext:value-type="date">
            <text:p>Sat, July 27, 2024</text:p>
          </table:table-cell>
          <table:table-cell office:value-type="string" calcext:value-type="string">
            <text:p>2976. Minimum Cost to Convert String I</text:p>
          </table:table-cell>
          <table:table-cell table:style-name="ce41" office:value-type="string" calcext:value-type="string">
            <text:p>Observation+Dijkstra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date" office:date-value="2024-07-28" calcext:value-type="date">
            <text:p>Sun, July 28, 2024</text:p>
          </table:table-cell>
          <table:table-cell office:value-type="string" calcext:value-type="string">
            <text:p>2045. Second Minimum Time to Reach Destination</text:p>
          </table:table-cell>
          <table:table-cell table:style-name="ce41" office:value-type="string" calcext:value-type="string">
            <text:p>Observation+Dijkstra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date" office:date-value="2024-07-29" calcext:value-type="date">
            <text:p>Mon, July 29, 2024</text:p>
          </table:table-cell>
          <table:table-cell office:value-type="string" calcext:value-type="string">
            <text:p>1395. Count Number of Teams</text:p>
          </table:table-cell>
          <table:table-cell office:value-type="string" calcext:value-type="string">
            <text:p>Naive approach</text:p>
            <text:p>DP</text:p>
            <text:p>Segment tree</text:p>
          </table:table-cell>
          <table:table-cell office:value-type="string" calcext:value-type="string">
            <text:p>Similar: 61E - Enemy is weak</text:p>
            <text:p/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2024-07-30" calcext:value-type="date">
            <text:p>Tue, July 30, 2024</text:p>
          </table:table-cell>
          <table:table-cell office:value-type="string" calcext:value-type="string">
            <text:p>1653. Minimum Deletions to Make String Balanced</text:p>
          </table:table-cell>
          <table:table-cell office:value-type="string" calcext:value-type="string">
            <text:p>prefix,suffix computation(without array)+string manipulation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date" office:date-value="2024-07-31" calcext:value-type="date">
            <text:p>Wed, July 31, 2024</text:p>
          </table:table-cell>
          <table:table-cell office:value-type="string" calcext:value-type="string">
            <text:p>1105. Filling Bookcase Shelves</text:p>
          </table:table-cell>
          <table:table-cell office:value-type="string" calcext:value-type="string">
            <text:p>DFS(backtracking)</text:p>
            <text:p>Memoization (top down)</text:p>
            <text:p>Bottom-up</text:p>
          </table:table-cell>
          <table:table-cell office:value-type="string" calcext:value-type="string">
            <text:p>322. Coin Change</text:p>
          </table:table-cell>
        </table:table-row>
        <table:table-row table:style-name="ro1">
          <table:table-cell/>
          <table:table-cell table:style-name="Default"/>
          <table:table-cell table:style-name="ce55"/>
          <table:table-cell table:style-name="Default" table:number-columns-repeated="2"/>
        </table:table-row>
      </table:table>
      <table:table table:name="August2024" table:style-name="ta1">
        <table:table-column table:style-name="co35" table:default-cell-style-name="Default"/>
        <table:table-column table:style-name="co35" table:default-cell-style-name="ce33"/>
        <table:table-column table:style-name="co36" table:default-cell-style-name="ce36"/>
        <table:table-column table:style-name="co37" table:default-cell-style-name="ce36"/>
        <table:table-column table:style-name="co38" table:default-cell-style-name="ce36"/>
        <table:table-row table:style-name="ro1" table:number-rows-repeated="5">
          <table:table-cell/>
          <table:table-cell table:style-name="Default" table:number-columns-repeated="4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4-08-01" calcext:value-type="date">
            <text:p>Thu, August 1, 2024</text:p>
          </table:table-cell>
          <table:table-cell office:value-type="string" calcext:value-type="string">
            <text:p>2678. Number of Senior Citizens</text:p>
          </table:table-cell>
          <table:table-cell office:value-type="string" calcext:value-type="string">
            <text:p>strings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date" office:date-value="2024-08-02" calcext:value-type="date">
            <text:p>Fri, August 2, 2024</text:p>
          </table:table-cell>
          <table:table-cell office:value-type="string" calcext:value-type="string">
            <text:p>2134. Minimum Swaps to Group All 1's Together II</text:p>
          </table:table-cell>
          <table:table-cell office:value-type="string" calcext:value-type="string">
            <text:p>prerocessing+slinding windows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4-08-03" calcext:value-type="date">
            <text:p>Sat, August 3, 2024</text:p>
          </table:table-cell>
          <table:table-cell office:value-type="string" calcext:value-type="string">
            <text:p>1460. Make Two Arrays Equal by Reversing Subarrays</text:p>
          </table:table-cell>
          <table:table-cell office:value-type="string" calcext:value-type="string">
            <text:p>counting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2024-08-04" calcext:value-type="date">
            <text:p>Sun, August 4, 2024</text:p>
          </table:table-cell>
          <table:table-cell office:value-type="string" calcext:value-type="string">
            <text:p>1508. Range Sum of Sorted Subarray Sums</text:p>
          </table:table-cell>
          <table:table-cell office:value-type="string" calcext:value-type="string">
            <text:p>prefix sums+sorting</text:p>
            <text:p>Min heap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date" office:date-value="2024-08-05" calcext:value-type="date">
            <text:p>Mon, August 5, 2024</text:p>
          </table:table-cell>
          <table:table-cell office:value-type="string" calcext:value-type="string">
            <text:p>2053. Kth Distinct String in an Array</text:p>
          </table:table-cell>
          <table:table-cell office:value-type="string" calcext:value-type="string">
            <text:p>brute force</text:p>
            <text:p>counting+map</text:p>
            <text:p>sorting+binary search</text:p>
            <text:p>Trie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2024-08-06" calcext:value-type="date">
            <text:p>Tue, August 6, 2024</text:p>
          </table:table-cell>
          <table:table-cell office:value-type="string" calcext:value-type="string">
            <text:p>3016. Minimum Number of Pushes to Type Word II</text:p>
          </table:table-cell>
          <table:table-cell office:value-type="string" calcext:value-type="string">
            <text:p>counting+max heap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4-08-07" calcext:value-type="date">
            <text:p>Wed, August 7, 2024</text:p>
          </table:table-cell>
          <table:table-cell office:value-type="string" calcext:value-type="string">
            <text:p>273. Integer to English Words</text:p>
          </table:table-cell>
          <table:table-cell office:value-type="string" calcext:value-type="string">
            <text:p>Recursion(DFS)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date" office:date-value="2024-08-08" calcext:value-type="date">
            <text:p>Thu, August 8, 2024</text:p>
          </table:table-cell>
          <table:table-cell office:value-type="string" calcext:value-type="string">
            <text:p>885. Spiral Matrix III</text:p>
          </table:table-cell>
          <table:table-cell office:value-type="string" calcext:value-type="string">
            <text:p>Matrix tarversal</text:p>
          </table:table-cell>
          <table:table-cell office:value-type="string" calcext:value-type="string">
            <text:p>54. Spiral Matrix</text:p>
            <text:p>59. Spiral Matrix II</text:p>
            <text:p>2326. Spiral Matrix IV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date" office:date-value="2024-08-09" calcext:value-type="date">
            <text:p>Fri, August 9, 2024</text:p>
          </table:table-cell>
          <table:table-cell office:value-type="string" calcext:value-type="string">
            <text:p>840. Magic Squares In Grid</text:p>
          </table:table-cell>
          <table:table-cell office:value-type="string" calcext:value-type="string">
            <text:p>Matrix tarversal</text:p>
            <text:p>3x3 Magic square properties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4-08-10" calcext:value-type="date">
            <text:p>Sat, August 10, 2024</text:p>
          </table:table-cell>
          <table:table-cell office:value-type="string" calcext:value-type="string">
            <text:p>959. Regions Cut By Slashes</text:p>
          </table:table-cell>
          <table:table-cell office:value-type="string" calcext:value-type="string">
            <text:p>Euler’s theorem in planar graph+Union-Find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date" office:date-value="2024-08-11" calcext:value-type="date">
            <text:p>Sun, August 11, 2024</text:p>
          </table:table-cell>
          <table:table-cell office:value-type="string" calcext:value-type="string">
            <text:p>1568. Minimum Number of Days to Disconnect Island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200. Number of Islands(DFS,DSU)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date" office:date-value="2024-08-12" calcext:value-type="date">
            <text:p>Mon, August 12, 2024</text:p>
          </table:table-cell>
          <table:table-cell office:value-type="string" calcext:value-type="string">
            <text:p>703. Kth Largest Element in a Stream</text:p>
          </table:table-cell>
          <table:table-cell office:value-type="string" calcext:value-type="string">
            <text:p>sorting</text:p>
            <text:p>Multiset</text:p>
            <text:p>Min heap</text:p>
          </table:table-cell>
          <table:table-cell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date" office:date-value="2024-08-13" calcext:value-type="date">
            <text:p>Tue, August 13, 2024</text:p>
          </table:table-cell>
          <table:table-cell office:value-type="string" calcext:value-type="string">
            <text:p>40. Combination Sum II</text:p>
          </table:table-cell>
          <table:table-cell office:value-type="string" calcext:value-type="string">
            <text:p>Recursion(DFS): include,exclude</text:p>
          </table:table-cell>
          <table:table-cell office:value-type="string" calcext:value-type="string">
            <text:p><text:span text:style-name="T25">78. Subsets</text:span></text:p>
            <text:p><text:span text:style-name="T30"><text:a xlink:href="https://leetcode.com/problems/palindrome-partitioning/" xlink:type="simple">131. Palindrome Partitioning</text:a></text:span></text:p>
            <text:p>39. Combination Sum</text:p>
            <text:p><text:span text:style-name="T25">2597. The Number of Beautiful Subsets</text:span>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date" office:date-value="2024-08-14" calcext:value-type="date">
            <text:p>Wed, August 14, 2024</text:p>
          </table:table-cell>
          <table:table-cell office:value-type="string" calcext:value-type="string">
            <text:p>719. Find K-th Smallest Pair Distance</text:p>
          </table:table-cell>
          <table:table-cell office:value-type="string" calcext:value-type="string">
            <text:p>brute force</text:p>
            <text:p>Binary search+sliding window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4-08-15" calcext:value-type="date">
            <text:p>Thu, August 15, 2024</text:p>
          </table:table-cell>
          <table:table-cell table:style-name="ce54" office:value-type="string" calcext:value-type="string">
            <text:p>860. Lemonade Change</text:p>
          </table:table-cell>
          <table:table-cell table:style-name="ce55" office:value-type="string" calcext:value-type="string">
            <text:p>array, if else, loops</text:p>
          </table:table-cell>
          <table:table-cell table:style-name="Default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date" office:date-value="2024-08-16" calcext:value-type="date">
            <text:p>Fri, August 16, 2024</text:p>
          </table:table-cell>
          <table:table-cell office:value-type="string" calcext:value-type="string">
            <text:p>624. Maximum Distance in Arrays</text:p>
          </table:table-cell>
          <table:table-cell office:value-type="string" calcext:value-type="string">
            <text:p>Greedy: Brute force</text:p>
            <text:p>Greedy: straight forward</text:p>
            <text:p>Greedy: math observation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date" office:date-value="2024-08-17" calcext:value-type="date">
            <text:p>Sat, August 17, 2024</text:p>
          </table:table-cell>
          <table:table-cell office:value-type="string" calcext:value-type="string">
            <text:p>1937. Maximum Number of Points with Cost</text:p>
          </table:table-cell>
          <table:table-cell office:value-type="string" calcext:value-type="string">
            <text:p>TODO: DP: Memoization (TLE)</text:p>
            <text:p>DP: Tabulation (TLE)</text:p>
            <text:p>DP: Tabulation+preprocessing prefix max and suffix max (AC)</text:p>
          </table:table-cell>
          <table:table-cell/>
        </table:table-row>
        <table:table-row table:style-name="ro13">
          <table:table-cell office:value-type="float" office:value="93" calcext:value-type="float">
            <text:p>93</text:p>
          </table:table-cell>
          <table:table-cell office:value-type="date" office:date-value="2024-08-18" calcext:value-type="date">
            <text:p>Sun, August 18, 2024</text:p>
          </table:table-cell>
          <table:table-cell office:value-type="string" calcext:value-type="string">
            <text:p>264. Ugly Number II</text:p>
          </table:table-cell>
          <table:table-cell office:value-type="string" calcext:value-type="string">
            <text:p>Greedy: Brute force – TLE</text:p>
            <text:p><text:span text:style-name="T29">Dijkstra Hamming problem: Min heap</text:span></text:p>
            <text:p><text:span text:style-name="T29">Dijkstra Hamming problem: Array</text:span>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date" office:date-value="2024-08-19" calcext:value-type="date">
            <text:p>Mon, August 19, 2024</text:p>
          </table:table-cell>
          <table:table-cell office:value-type="string" calcext:value-type="string">
            <text:p>650. 2 Keys Keyboard</text:p>
          </table:table-cell>
          <table:table-cell office:value-type="string" calcext:value-type="string">
            <text:p>Brute force: Recursion</text:p>
            <text:p>DP: Memoization</text:p>
            <text:p>DP: Tabulation</text:p>
            <text:p>Prime factorization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date" office:date-value="2024-08-20" calcext:value-type="date">
            <text:p>Tue, August 20, 2024</text:p>
          </table:table-cell>
          <table:table-cell office:value-type="string" calcext:value-type="string">
            <text:p>1140. Stone Game II</text:p>
          </table:table-cell>
          <table:table-cell table:style-name="ce64" office:value-type="string" calcext:value-type="string">
            <text:p>DP: 3D array Memoization</text:p>
            <text:p><text:span text:style-name="T25">DP: 2D array Memoization</text:span></text:p>
            <text:p><text:span text:style-name="T25">DP: Tabulation</text:span></text:p>
          </table:table-cell>
          <table:table-cell office:value-type="string" calcext:value-type="string">
            <text:p>Stone Game seri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4-08-21" calcext:value-type="date">
            <text:p>Wed, August 21, 2024</text:p>
          </table:table-cell>
          <table:table-cell office:value-type="string" calcext:value-type="string">
            <text:p>664. Strange Printer</text:p>
          </table:table-cell>
          <table:table-cell table:style-name="ce41" office:value-type="string" calcext:value-type="string">
            <text:p>DP: memoization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24-08-22" calcext:value-type="date">
            <text:p>Thu, August 22, 2024</text:p>
          </table:table-cell>
          <table:table-cell office:value-type="string" calcext:value-type="string">
            <text:p>476. Number Complement</text:p>
          </table:table-cell>
          <table:table-cell office:value-type="string" calcext:value-type="string">
            <text:p>C++ Built-in functions</text:p>
            <text:p>Bit manipualtion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date" office:date-value="2024-08-23" calcext:value-type="date">
            <text:p>Fri, August 23, 2024</text:p>
          </table:table-cell>
          <table:table-cell office:value-type="string" calcext:value-type="string">
            <text:p>592. Fraction Addition and Subtraction</text:p>
          </table:table-cell>
          <table:table-cell office:value-type="string" calcext:value-type="string">
            <text:p>String manipulation+Math+implementation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4-08-24" calcext:value-type="date">
            <text:p>Sat, August 24, 2024</text:p>
          </table:table-cell>
          <table:table-cell office:value-type="string" calcext:value-type="string">
            <text:p>564. Find the Closest Palindrome</text:p>
          </table:table-cell>
          <table:table-cell table:style-name="ce41" office:value-type="string" calcext:value-type="string">
            <text:p>Math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date" office:date-value="2024-08-25" calcext:value-type="date">
            <text:p>Sun, August 25, 2024</text:p>
          </table:table-cell>
          <table:table-cell office:value-type="string" calcext:value-type="string">
            <text:p>145. Binary Tree Postorder Traversal</text:p>
          </table:table-cell>
          <table:table-cell table:style-name="ce41" office:value-type="string" calcext:value-type="string">
            <text:p>Recursion(DFS)</text:p>
            <text:p>Iteratine(DFS)</text:p>
            <text:p>Morris</text:p>
          </table:table-cell>
          <table:table-cell office:value-type="string" calcext:value-type="string">
            <text:p>94. Binary Tree Inorder Traversal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2024-08-26" calcext:value-type="date">
            <text:p>Mon, August 26, 2024</text:p>
          </table:table-cell>
          <table:table-cell office:value-type="string" calcext:value-type="string">
            <text:p>590. N-ary Tree Postorder Traversal</text:p>
          </table:table-cell>
          <table:table-cell table:style-name="ce41" office:value-type="string" calcext:value-type="string">
            <text:p><text:span text:style-name="T28">Recursion(DFS)</text:span></text:p>
            <text:p><text:span text:style-name="T28">Iteratine(DFS)</text:span>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date" office:date-value="2024-08-27" calcext:value-type="date">
            <text:p>Tue, August 27, 2024</text:p>
          </table:table-cell>
          <table:table-cell office:value-type="string" calcext:value-type="string">
            <text:p>1514. Path with Maximum Probability</text:p>
          </table:table-cell>
          <table:table-cell table:style-name="ce41" office:value-type="string" calcext:value-type="string">
            <text:p>Dijkstra algorithm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date" office:date-value="2024-08-28" calcext:value-type="date">
            <text:p>Wed, August 28, 2024</text:p>
          </table:table-cell>
          <table:table-cell office:value-type="string" calcext:value-type="string">
            <text:p>1905. Count Sub Islands</text:p>
          </table:table-cell>
          <table:table-cell table:style-name="ce41" office:value-type="string" calcext:value-type="string">
            <text:p>DFS</text:p>
            <text:p>DSU</text:p>
          </table:table-cell>
          <table:table-cell office:value-type="string" calcext:value-type="string">
            <text:p>200. Number of Islands(DFS,DSU)</text:p>
            <text:p><text:span text:style-name="T25">1568. Minimum Number of Days to Disconnect Island(DFS)</text:span></text:p>
            <text:p><text:span text:style-name="T25">959. Regions Cut By Slashes(DSU)</text:span>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date" office:date-value="2024-08-29" calcext:value-type="date">
            <text:p>Thu, August 29, 2024</text:p>
          </table:table-cell>
          <table:table-cell office:value-type="string" calcext:value-type="string">
            <text:p>947. Most Stones Removed with Same Row or Column</text:p>
          </table:table-cell>
          <table:table-cell office:value-type="string" calcext:value-type="string">
            <text:p>DFS or BFS (NOT IMPLEMENTED)</text:p>
            <text:p>DSU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4-08-30" calcext:value-type="date">
            <text:p>Fri, August 30, 2024</text:p>
          </table:table-cell>
          <table:table-cell office:value-type="string" calcext:value-type="string">
            <text:p>2699. Modify Graph Edge Weights</text:p>
          </table:table-cell>
          <table:table-cell office:value-type="string" calcext:value-type="string">
            <text:p>Dijkstra algorithm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date" office:date-value="2024-08-31" calcext:value-type="date">
            <text:p>Sat, August 31, 2024</text:p>
          </table:table-cell>
          <table:table-cell office:value-type="string" calcext:value-type="string">
            <text:p>1514. Path with Maximum Probability</text:p>
          </table:table-cell>
          <table:table-cell office:value-type="string" calcext:value-type="string">
            <text:p>Done in 08/27/2024</text:p>
          </table:table-cell>
          <table:table-cell/>
        </table:table-row>
      </table:table>
      <table:table table:name="September2024" table:style-name="ta1">
        <table:table-column table:style-name="co19" table:default-cell-style-name="Default"/>
        <table:table-column table:style-name="co19" table:default-cell-style-name="ce33"/>
        <table:table-column table:style-name="co20" table:default-cell-style-name="ce66"/>
        <table:table-column table:style-name="co21" table:default-cell-style-name="ce36"/>
        <table:table-column table:style-name="co22" table:default-cell-style-name="ce36"/>
        <table:table-row table:style-name="ro1" table:number-rows-repeated="5">
          <table:table-cell/>
          <table:table-cell table:style-name="Default" table:number-columns-repeated="4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4-09-01" calcext:value-type="date">
            <text:p>Sun, September 1, 2024</text:p>
          </table:table-cell>
          <table:table-cell table:style-name="ce36" office:value-type="string" calcext:value-type="string">
            <text:p>2022. Convert 1D Array Into 2D Array</text:p>
          </table:table-cell>
          <table:table-cell office:value-type="string" calcext:value-type="string">
            <text:p>1D,2D array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4-09-02" calcext:value-type="date">
            <text:p>Mon, September 2, 2024</text:p>
          </table:table-cell>
          <table:table-cell table:style-name="ce36" office:value-type="string" calcext:value-type="string">
            <text:p>1894. Find the Student that Will Replace the Chalk</text:p>
          </table:table-cell>
          <table:table-cell office:value-type="string" calcext:value-type="string">
            <text:p>arrays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4-09-03" calcext:value-type="date">
            <text:p>Tue, September 3, 2024</text:p>
          </table:table-cell>
          <table:table-cell table:style-name="ce36" office:value-type="string" calcext:value-type="string">
            <text:p>1945. Sum of Digits of String After Convert</text:p>
          </table:table-cell>
          <table:table-cell office:value-type="string" calcext:value-type="string">
            <text:p>strings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4-09-04" calcext:value-type="date">
            <text:p>Wed, September 4, 2024</text:p>
          </table:table-cell>
          <table:table-cell table:style-name="ce36" office:value-type="string" calcext:value-type="string">
            <text:p>874. Walking Robot Simulation</text:p>
          </table:table-cell>
          <table:table-cell office:value-type="string" calcext:value-type="string">
            <text:p>Implementation,arrays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4-09-05" calcext:value-type="date">
            <text:p>Thu, September 5, 2024</text:p>
          </table:table-cell>
          <table:table-cell table:style-name="ce36" office:value-type="string" calcext:value-type="string">
            <text:p>2028. Find Missing Observations</text:p>
          </table:table-cell>
          <table:table-cell office:value-type="string" calcext:value-type="string">
            <text:p>Math,arrays</text:p>
          </table:table-cell>
          <table:table-cell/>
        </table:table-row>
        <table:table-row table:style-name="ro11">
          <table:table-cell office:value-type="float" office:value="112" calcext:value-type="float">
            <text:p>112</text:p>
          </table:table-cell>
          <table:table-cell office:value-type="date" office:date-value="2024-09-06" calcext:value-type="date">
            <text:p>Fri, September 6, 2024</text:p>
          </table:table-cell>
          <table:table-cell table:style-name="ce36" office:value-type="string" calcext:value-type="string">
            <text:p>3217. Delete Nodes From Linked List Present in Array</text:p>
          </table:table-cell>
          <table:table-cell office:value-type="string" calcext:value-type="string">
            <text:p>Pointers+sorting+binary search: special case for head (memory leaks)</text:p>
            <text:p><text:span text:style-name="T25">Pointers Pointers+sorting+binary search</text:span>: Unify the process(memory leaks)</text:p>
            <text:p><text:span text:style-name="T25">Pointers Pointers+sorting+binary search: Unify the process(NO memory leaks)</text:span></text:p>
            <text:p><text:span text:style-name="T25">Pointers Pointers+Bitset: Unify the process(NO memory leaks)</text:span></text:p>
            <text:p/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4-09-07" calcext:value-type="date">
            <text:p>Sat, September 7, 2024</text:p>
          </table:table-cell>
          <table:table-cell table:style-name="ce36" office:value-type="string" calcext:value-type="string">
            <text:p>1367. Linked List in Binary Tree</text:p>
          </table:table-cell>
          <table:table-cell office:value-type="string" calcext:value-type="string">
            <text:p>If a branck exists in a BT: DFS (brute force)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4-09-08" calcext:value-type="date">
            <text:p>Sun, September 8, 2024</text:p>
          </table:table-cell>
          <table:table-cell table:style-name="ce36" office:value-type="string" calcext:value-type="string">
            <text:p>725. Split Linked List in Parts</text:p>
          </table:table-cell>
          <table:table-cell office:value-type="string" calcext:value-type="string">
            <text:p>Pointers manipulation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4-09-09" calcext:value-type="date">
            <text:p>Mon, September 9, 2024</text:p>
          </table:table-cell>
          <table:table-cell table:style-name="ce36" office:value-type="string" calcext:value-type="string">
            <text:p>2326. Spiral Matrix IV</text:p>
          </table:table-cell>
          <table:table-cell office:value-type="string" calcext:value-type="string">
            <text:p>Fill matrix in Spiral: four pointers</text:p>
          </table:table-cell>
          <table:table-cell office:value-type="string" calcext:value-type="string">
            <text:p>spiral matrix serie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4-09-10" calcext:value-type="date">
            <text:p>Tue, September 10, 2024</text:p>
          </table:table-cell>
          <table:table-cell table:style-name="ce36" office:value-type="string" calcext:value-type="string">
            <text:p>2807. Insert Greatest Common Divisors in Linked List</text:p>
          </table:table-cell>
          <table:table-cell office:value-type="string" calcext:value-type="string">
            <text:p>Two pointers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date" office:date-value="2024-09-11" calcext:value-type="date">
            <text:p>Wed, September 11, 2024</text:p>
          </table:table-cell>
          <table:table-cell table:style-name="ce36" office:value-type="string" calcext:value-type="string">
            <text:p>2220. Minimum Bit Flips to Convert Number</text:p>
          </table:table-cell>
          <table:table-cell office:value-type="string" calcext:value-type="string">
            <text:p>Bit manipulation</text:p>
            <text:p>Built-in bitset</text:p>
            <text:p>Built-in functio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4-09-12" calcext:value-type="date">
            <text:p>Thu, September 12, 2024</text:p>
          </table:table-cell>
          <table:table-cell office:value-type="string" calcext:value-type="string">
            <text:p>1684. Count the Number of Consistent Strings</text:p>
          </table:table-cell>
          <table:table-cell office:value-type="string" calcext:value-type="string">
            <text:p>Strings,arrays,nested loops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4-09-13" calcext:value-type="date">
            <text:p>Fri, September 13, 2024</text:p>
          </table:table-cell>
          <table:table-cell office:value-type="string" calcext:value-type="string">
            <text:p>1310. XOR Queries of a Subarray</text:p>
          </table:table-cell>
          <table:table-cell office:value-type="string" calcext:value-type="string">
            <text:p>Prefix xor array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date" office:date-value="2024-09-14" calcext:value-type="date">
            <text:p>Sat, September 14, 2024</text:p>
          </table:table-cell>
          <table:table-cell office:value-type="string" calcext:value-type="string">
            <text:p>2419. Longest Subarray With Maximum Bitwise AND</text:p>
          </table:table-cell>
          <table:table-cell office:value-type="string" calcext:value-type="string">
            <text:p>Brute force</text:p>
            <text:p>Kadane’s algorithm</text:p>
          </table:table-cell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date" office:date-value="2024-09-15" calcext:value-type="date">
            <text:p>Sun, September 15, 2024</text:p>
          </table:table-cell>
          <table:table-cell table:style-name="ce68" office:value-type="string" calcext:value-type="string">
            <text:p>1371. Find the Longest Substring Containing Vowels in Even Counts</text:p>
          </table:table-cell>
          <table:table-cell table:style-name="ce72" office:value-type="string" calcext:value-type="string">
            <text:p>Brute force</text:p>
            <text:p>Preprecessing+Brute force</text:p>
            <text:p>Bitmask</text:p>
          </table:table-cell>
          <table:table-cell table:style-name="Default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4-09-16" calcext:value-type="date">
            <text:p>Mon, September 16, 2024</text:p>
          </table:table-cell>
          <table:table-cell office:value-type="string" calcext:value-type="string">
            <text:p>539. Minimum Time Difference</text:p>
          </table:table-cell>
          <table:table-cell office:value-type="string" calcext:value-type="string">
            <text:p>sorting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4-09-17" calcext:value-type="date">
            <text:p>Tue, September 17, 2024</text:p>
          </table:table-cell>
          <table:table-cell office:value-type="string" calcext:value-type="string">
            <text:p>884. Uncommon Words from Two Sentences</text:p>
          </table:table-cell>
          <table:table-cell office:value-type="string" calcext:value-type="string">
            <text:p>hash map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4-09-18" calcext:value-type="date">
            <text:p>Wed, September 18, 2024</text:p>
          </table:table-cell>
          <table:table-cell office:value-type="string" calcext:value-type="string">
            <text:p>179. Largest Number</text:p>
          </table:table-cell>
          <table:table-cell office:value-type="string" calcext:value-type="string">
            <text:p>custom sorting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4-09-19" calcext:value-type="date">
            <text:p>Thu, September 19, 2024</text:p>
          </table:table-cell>
          <table:table-cell office:value-type="string" calcext:value-type="string">
            <text:p>241. Different Ways to Add Parentheses</text:p>
          </table:table-cell>
          <table:table-cell office:value-type="string" calcext:value-type="string">
            <text:p>Recursion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date" office:date-value="2024-09-20" calcext:value-type="date">
            <text:p>Fri, September 20, 2024</text:p>
          </table:table-cell>
          <table:table-cell office:value-type="string" calcext:value-type="string">
            <text:p>214. Shortest Palindrome</text:p>
          </table:table-cell>
          <table:table-cell table:style-name="ce64" office:value-type="string" calcext:value-type="string">
            <text:p>Brute force-TLE</text:p>
            <text:p>KMP</text:p>
          </table:table-cell>
          <table:table-cell office:value-type="string" calcext:value-type="string">
            <text:p>28. Find the Index of the First Occurrence in a String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date" office:date-value="2024-09-21" calcext:value-type="date">
            <text:p>Sat, September 21, 2024</text:p>
          </table:table-cell>
          <table:table-cell office:value-type="string" calcext:value-type="string">
            <text:p>386. Lexicographical Numbers</text:p>
          </table:table-cell>
          <table:table-cell table:style-name="ce41" office:value-type="string" calcext:value-type="string">
            <text:p>Recursion: preorder traversal</text:p>
            <text:p>Iterative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date" office:date-value="2024-09-22" calcext:value-type="date">
            <text:p>Sun, September 22, 2024</text:p>
          </table:table-cell>
          <table:table-cell office:value-type="string" calcext:value-type="string">
            <text:p>440. K-th Smallest in Lexicographical Order</text:p>
          </table:table-cell>
          <table:table-cell office:value-type="string" calcext:value-type="string">
            <text:p><text:span text:style-name="T25">Brure force: just like </text:span><text:span text:style-name="T31">386. Lexicographical Numbers</text:span></text:p>
            <text:p><text:span text:style-name="T32">Optimization</text:span></text:p>
          </table:table-cell>
          <table:table-cell table:style-name="ce66" office:value-type="string" calcext:value-type="string">
            <text:p>386. Lexicographical Numbers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date" office:date-value="2024-09-23" calcext:value-type="date">
            <text:p>Mon, September 23, 2024</text:p>
          </table:table-cell>
          <table:table-cell office:value-type="string" calcext:value-type="string">
            <text:p>2707. Extra Characters in a String</text:p>
          </table:table-cell>
          <table:table-cell office:value-type="string" calcext:value-type="string">
            <text:p>Recursion: memoization // to do</text:p>
            <text:p>Prefix tree (Trie) // to do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4-09-24" calcext:value-type="date">
            <text:p>Tue, September 24, 2024</text:p>
          </table:table-cell>
          <table:table-cell office:value-type="string" calcext:value-type="string">
            <text:p>3043. Find the Length of the Longest Common Prefix</text:p>
          </table:table-cell>
          <table:table-cell table:style-name="ce41" office:value-type="string" calcext:value-type="string">
            <text:p>Hash set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date" office:date-value="2024-09-25" calcext:value-type="date">
            <text:p>Wed, September 25, 2024</text:p>
          </table:table-cell>
          <table:table-cell office:value-type="string" calcext:value-type="string">
            <text:p>2416. Sum of Prefix Scores of Strings</text:p>
          </table:table-cell>
          <table:table-cell table:style-name="ce41" office:value-type="string" calcext:value-type="string">
            <text:p>hash map</text:p>
            <text:p>Prefix tree (Trie)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date" office:date-value="2024-09-26" calcext:value-type="date">
            <text:p>Thu, September 26, 2024</text:p>
          </table:table-cell>
          <table:table-cell table:style-name="ce36" office:value-type="string" calcext:value-type="string">
            <text:p>729. My Calendar I</text:p>
          </table:table-cell>
          <table:table-cell table:style-name="ce73" office:value-type="string" calcext:value-type="string">
            <text:p>Brute force</text:p>
            <text:p>Binary search</text:p>
            <text:p>Counting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4-09-27" calcext:value-type="date">
            <text:p>Fri, September 27, 2024</text:p>
          </table:table-cell>
          <table:table-cell office:value-type="string" calcext:value-type="string">
            <text:p>731. My Calendar II</text:p>
          </table:table-cell>
          <table:table-cell table:style-name="ce41" office:value-type="string" calcext:value-type="string">
            <text:p>counting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4-09-28" calcext:value-type="date">
            <text:p>Sat, September 28, 2024</text:p>
          </table:table-cell>
          <table:table-cell office:value-type="string" calcext:value-type="string">
            <text:p>641. Design Circular Deque</text:p>
          </table:table-cell>
          <table:table-cell table:style-name="ce41" office:value-type="string" calcext:value-type="string">
            <text:p>System design: Double linked lis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4-09-29" calcext:value-type="date">
            <text:p>Sun, September 29, 2024</text:p>
          </table:table-cell>
          <table:table-cell office:value-type="string" calcext:value-type="string">
            <text:p>432. All O`one Data Structure</text:p>
          </table:table-cell>
          <table:table-cell table:style-name="ce41" office:value-type="string" calcext:value-type="string">
            <text:p><text:span text:style-name="T28">System design: </text:span>double linked list+Hash set+Hash map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date" office:date-value="2024-09-30" calcext:value-type="date">
            <text:p>Mon, September 30, 2024</text:p>
          </table:table-cell>
          <table:table-cell office:value-type="string" calcext:value-type="string">
            <text:p>1381. Design a Stack With Increment Operation</text:p>
          </table:table-cell>
          <table:table-cell table:style-name="ce41" office:value-type="string" calcext:value-type="string">
            <text:p>System design: Array based approach</text:p>
            <text:p>Array based approach + Lazy propagation</text:p>
          </table:table-cell>
          <table:table-cell/>
        </table:table-row>
        <table:table-row table:style-name="ro1">
          <table:table-cell table:number-columns-repeated="2"/>
          <table:table-cell table:style-name="ce36"/>
          <table:table-cell table:number-columns-repeated="2"/>
        </table:table-row>
      </table:table>
      <table:table table:name="October2024" table:style-name="ta1">
        <table:table-column table:style-name="co23" table:default-cell-style-name="Default"/>
        <table:table-column table:style-name="co23" table:default-cell-style-name="ce33"/>
        <table:table-column table:style-name="co24" table:default-cell-style-name="ce66"/>
        <table:table-column table:style-name="co25" table:default-cell-style-name="ce36"/>
        <table:table-column table:style-name="co26" table:default-cell-style-name="ce36"/>
        <table:table-row table:style-name="ro1" table:number-rows-repeated="5">
          <table:table-cell/>
          <table:table-cell table:style-name="Default" table:number-columns-repeated="4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4-10-01" calcext:value-type="date">
            <text:p>Tue, October 1, 2024</text:p>
          </table:table-cell>
          <table:table-cell office:value-type="string" calcext:value-type="string">
            <text:p>1497. Check If Array Pairs Are Divisible by k</text:p>
          </table:table-cell>
          <table:table-cell office:value-type="string" calcext:value-type="string">
            <text:p>Counting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4-10-02" calcext:value-type="date">
            <text:p>Wed, October 2, 2024</text:p>
          </table:table-cell>
          <table:table-cell office:value-type="string" calcext:value-type="string">
            <text:p>1331. Rank Transform of an Array</text:p>
          </table:table-cell>
          <table:table-cell office:value-type="string" calcext:value-type="string">
            <text:p>sorting+hash map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date" office:date-value="2024-10-03" calcext:value-type="date">
            <text:p>Thu, October 3, 2024</text:p>
          </table:table-cell>
          <table:table-cell office:value-type="string" calcext:value-type="string">
            <text:p>1590. Make Sum Divisible by P</text:p>
          </table:table-cell>
          <table:table-cell table:style-name="ce75" office:value-type="string" calcext:value-type="string">
            <text:p><text:span text:style-name="T25">Brute force</text:span></text:p>
            <text:p>Math+prefix sums+hash map</text:p>
          </table:table-cell>
          <table:table-cell table:style-name="ce66" office:value-type="string" calcext:value-type="string">
            <text:p>560. Subarray Sum Equals K</text:p>
            <text:p>974. Subarray Sums Divisible by 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4-10-04" calcext:value-type="date">
            <text:p>Fri, October 4, 2024</text:p>
          </table:table-cell>
          <table:table-cell office:value-type="string" calcext:value-type="string">
            <text:p>2491. Divide Players Into Teams of Equal Skill</text:p>
          </table:table-cell>
          <table:table-cell office:value-type="string" calcext:value-type="string">
            <text:p>Sorting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date" office:date-value="2024-10-05" calcext:value-type="date">
            <text:p>Sat, October 5, 2024</text:p>
          </table:table-cell>
          <table:table-cell office:value-type="string" calcext:value-type="string">
            <text:p>567. Permutation in String</text:p>
          </table:table-cell>
          <table:table-cell office:value-type="string" calcext:value-type="string">
            <text:p>substring+count</text:p>
            <text:p>Counting sliding window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date" office:date-value="2024-10-06" calcext:value-type="date">
            <text:p>Sun, October 6, 2024</text:p>
          </table:table-cell>
          <table:table-cell table:style-name="ce36" office:value-type="string" calcext:value-type="string">
            <text:p>1813. Sentence Similarity III</text:p>
          </table:table-cell>
          <table:table-cell office:value-type="string" calcext:value-type="string">
            <text:p>Arrays</text:p>
            <text:p>Deque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date" office:date-value="2024-10-07" calcext:value-type="date">
            <text:p>Mon, October 7, 2024</text:p>
          </table:table-cell>
          <table:table-cell table:style-name="ce36" office:value-type="string" calcext:value-type="string">
            <text:p>2696. Minimum String Length After Removing Substrings</text:p>
          </table:table-cell>
          <table:table-cell office:value-type="string" calcext:value-type="string">
            <text:p>straight forward simulation</text:p>
            <text:p>Stack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date" office:date-value="2024-10-08" calcext:value-type="date">
            <text:p>Tue, October 8, 2024</text:p>
          </table:table-cell>
          <table:table-cell table:style-name="ce36" office:value-type="string" calcext:value-type="string">
            <text:p>1963. Minimum Number of Swaps to Make the String Balanced</text:p>
          </table:table-cell>
          <table:table-cell office:value-type="string" calcext:value-type="string">
            <text:p>stack</text:p>
            <text:p>Space optimization: without stack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2024-10-09" calcext:value-type="date">
            <text:p>Wed, October 9, 2024</text:p>
          </table:table-cell>
          <table:table-cell office:value-type="string" calcext:value-type="string">
            <text:p>921. Minimum Add to Make Parentheses Valid</text:p>
          </table:table-cell>
          <table:table-cell office:value-type="string" calcext:value-type="string">
            <text:p><text:span text:style-name="T25">stack</text:span></text:p>
            <text:p><text:span text:style-name="T25">Space optimization: without stack</text:span>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date" office:date-value="2024-10-10" calcext:value-type="date">
            <text:p>Thu, October 10, 2024</text:p>
          </table:table-cell>
          <table:table-cell office:value-type="string" calcext:value-type="string">
            <text:p>962. Maximum Width Ramp</text:p>
          </table:table-cell>
          <table:table-cell office:value-type="string" calcext:value-type="string">
            <text:p>Brute force</text:p>
            <text:p>Monotonic Stack</text:p>
            <text:p>Suffix max array+two pointers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date" office:date-value="2024-10-11" calcext:value-type="date">
            <text:p>Fri, October 11, 2024</text:p>
          </table:table-cell>
          <table:table-cell office:value-type="string" calcext:value-type="string">
            <text:p>1942. The Number of the Smallest Unoccupied Chair</text:p>
          </table:table-cell>
          <table:table-cell office:value-type="string" calcext:value-type="string">
            <text:p>Brute force(simulation)</text:p>
            <text:p>Min heap</text:p>
          </table:table-cell>
          <table:table-cell office:value-type="string" calcext:value-type="string">
            <text:p><text:span text:style-name="T35">2406. Divide Intervals Into Minimum Number of Groups</text:span></text:p>
            <text:p><text:span text:style-name="T35">253. Meeting room II</text:span></text:p>
            <text:p><text:span text:style-name="T35">2402. Meeting Rooms III</text:span>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date" office:date-value="2024-10-12" calcext:value-type="date">
            <text:p>Sat, October 12, 2024</text:p>
          </table:table-cell>
          <table:table-cell office:value-type="string" calcext:value-type="string">
            <text:p>2406. Divide Intervals Into Minimum Number of Groups</text:p>
          </table:table-cell>
          <table:table-cell office:value-type="string" calcext:value-type="string">
            <text:p><text:span text:style-name="T25">Brute force(simulation)</text:span></text:p>
            <text:p><text:span text:style-name="T25">Line sweep technique </text:span><text:span text:style-name="T33">with</text:span><text:span text:style-name="T34"> sorting (map or min heap to maintain sorting)</text:span></text:p>
            <text:p><text:span text:style-name="T25">Line sweep technique </text:span><text:span text:style-name="T33">without</text:span><text:span text:style-name="T34"> sorting (vector)</text:span></text:p>
          </table:table-cell>
          <table:table-cell table:style-name="ce76" office:value-type="string" calcext:value-type="string">
            <text:p><text:span text:style-name="T36">1942. The Number of the Smallest Unoccupied Chair</text:span></text:p>
            <text:p><text:span text:style-name="T49">253. Meeting room II</text:span></text:p>
            <text:p><text:span text:style-name="T49">2402. Meeting Rooms III</text:span>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date" office:date-value="2024-10-13" calcext:value-type="date">
            <text:p>Sun, October 13, 2024</text:p>
          </table:table-cell>
          <table:table-cell office:value-type="string" calcext:value-type="string">
            <text:p><text:span text:style-name="T23">632. Smallest Range Covering Elements from K Lists</text:span></text:p>
          </table:table-cell>
          <table:table-cell office:value-type="string" calcext:value-type="string">
            <text:p>K pointers + min heap to get the min (todo)</text:p>
          </table:table-cell>
          <table:table-cell table:style-name="ce66" office:value-type="string" calcext:value-type="string">
            <text:p><text:span text:style-name="T32">23. Merge k Sorted Lists </text:span><text:span text:style-name="T50"> (todo)</text:span></text:p>
            <text:p><text:span text:style-name="T32">1508. Range Sum of Sorted Subarray Sums </text:span><text:span text:style-name="T50"> (to redo)</text:span></text:p>
            <text:p><text:span text:style-name="T32">76. Minimum Window Substring </text:span><text:span text:style-name="T50"> (todo)</text:span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4-10-14" calcext:value-type="date">
            <text:p>Mon, October 14, 2024</text:p>
          </table:table-cell>
          <table:table-cell office:value-type="string" calcext:value-type="string">
            <text:p>2530. Maximal Score After Applying K Operations</text:p>
          </table:table-cell>
          <table:table-cell office:value-type="string" calcext:value-type="string">
            <text:p>max heap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date" office:date-value="2024-10-15" calcext:value-type="date">
            <text:p>Tue, October 15, 2024</text:p>
          </table:table-cell>
          <table:table-cell table:style-name="ce74" office:value-type="string" calcext:value-type="string">
            <text:p>2938. Separate Black and White Balls</text:p>
          </table:table-cell>
          <table:table-cell table:style-name="ce72" office:value-type="string" calcext:value-type="string">
            <text:p>Bubble sort concept</text:p>
            <text:p>Quick sort partitioning concept (two pointers)</text:p>
            <text:p>Two pointers space optimization</text:p>
            <text:p/>
          </table:table-cell>
          <table:table-cell table:style-name="ce77" office:value-type="string" calcext:value-type="string">
            <text:p>912. Sort an Arra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4-10-16" calcext:value-type="date">
            <text:p>Wed, October 16, 2024</text:p>
          </table:table-cell>
          <table:table-cell office:value-type="string" calcext:value-type="string">
            <text:p>1405. Longest Happy String</text:p>
          </table:table-cell>
          <table:table-cell office:value-type="string" calcext:value-type="string">
            <text:p>max heap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date" office:date-value="2024-10-17" calcext:value-type="date">
            <text:p>Thu, October 17, 2024</text:p>
          </table:table-cell>
          <table:table-cell office:value-type="string" calcext:value-type="string">
            <text:p>670. Maximum Swap</text:p>
          </table:table-cell>
          <table:table-cell office:value-type="string" calcext:value-type="string">
            <text:p>Brute force</text:p>
            <text:p>Maximums Suffixes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date" office:date-value="2024-10-18" calcext:value-type="date">
            <text:p>Fri, October 18, 2024</text:p>
          </table:table-cell>
          <table:table-cell office:value-type="string" calcext:value-type="string">
            <text:p>2044. Count Number of Maximum Bitwise-OR Subsets</text:p>
          </table:table-cell>
          <table:table-cell office:value-type="string" calcext:value-type="string">
            <text:p>recursion (brute force)</text:p>
            <text:p>Memoization</text:p>
            <text:p>Bit manipulation</text:p>
            <text:p>0/1 knapsack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date" office:date-value="2024-10-19" calcext:value-type="date">
            <text:p>Sat, October 19, 2024</text:p>
          </table:table-cell>
          <table:table-cell office:value-type="string" calcext:value-type="string">
            <text:p>1545. Find Kth Bit in Nth Binary String</text:p>
          </table:table-cell>
          <table:table-cell office:value-type="string" calcext:value-type="string">
            <text:p>straight forward simulation: build the string</text:p>
            <text:p>Math+Recursion divide and conquer</text:p>
            <text:p>Improve space of the recursion version: divide and conquer itreative</text:p>
            <text:p>Bit manipulation (todo: proof of correctness)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4-10-20" calcext:value-type="date">
            <text:p>Sun, October 20, 2024</text:p>
          </table:table-cell>
          <table:table-cell office:value-type="string" calcext:value-type="string">
            <text:p>1106. Parsing A Boolean Expression</text:p>
          </table:table-cell>
          <table:table-cell table:style-name="ce64" office:value-type="string" calcext:value-type="string">
            <text:p>Recursion with shared pointer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date" office:date-value="2024-10-21" calcext:value-type="date">
            <text:p>Mon, October 21, 2024</text:p>
          </table:table-cell>
          <table:table-cell office:value-type="string" calcext:value-type="string">
            <text:p>1593. Split a String Into the Max Number of Unique Substrings</text:p>
          </table:table-cell>
          <table:table-cell table:style-name="ce41" office:value-type="string" calcext:value-type="string">
            <text:p>Backtracking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date" office:date-value="2024-10-22" calcext:value-type="date">
            <text:p>Tue, October 22, 2024</text:p>
          </table:table-cell>
          <table:table-cell office:value-type="string" calcext:value-type="string">
            <text:p>2583. Kth Largest Sum in a Binary Tree</text:p>
          </table:table-cell>
          <table:table-cell office:value-type="string" calcext:value-type="string">
            <text:p>BFS(level traversal)+array+sorting</text:p>
            <text:p>BFS(level traversal)+min heap</text:p>
          </table:table-cell>
          <table:table-cell table:style-name="ce66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date" office:date-value="2024-10-23" calcext:value-type="date">
            <text:p>Wed, October 23, 2024</text:p>
          </table:table-cell>
          <table:table-cell office:value-type="string" calcext:value-type="string">
            <text:p>2641. Cousins in Binary Tree II</text:p>
          </table:table-cell>
          <table:table-cell office:value-type="string" calcext:value-type="string">
            <text:p><text:span text:style-name="T25">Two passes BFS(level traversal)</text:span></text:p>
            <text:p><text:span text:style-name="T25">One pass BFS(level traversal)</text:span>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date" office:date-value="2024-10-24" calcext:value-type="date">
            <text:p>Thu, October 24, 2024</text:p>
          </table:table-cell>
          <table:table-cell office:value-type="string" calcext:value-type="string">
            <text:p>951. Flip Equivalent Binary Trees</text:p>
          </table:table-cell>
          <table:table-cell table:style-name="ce41" office:value-type="string" calcext:value-type="string">
            <text:p>DFS: recursion</text:p>
            <text:p>DFS: iterative</text:p>
            <text:p>Canonical forms</text:p>
          </table:table-cell>
          <table:table-cell table:style-name="ce66" office:value-type="string" calcext:value-type="string">
            <text:p>100. Same Tre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10-25" calcext:value-type="date">
            <text:p>Fri, October 25, 2024</text:p>
          </table:table-cell>
          <table:table-cell office:value-type="string" calcext:value-type="string">
            <text:p>1233. Remove Sub-Folders from the Filesystem</text:p>
          </table:table-cell>
          <table:table-cell table:style-name="ce41" office:value-type="string" calcext:value-type="string">
            <text:p>Trie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date" office:date-value="2024-10-26" calcext:value-type="date">
            <text:p>Sat, October 26, 2024</text:p>
          </table:table-cell>
          <table:table-cell table:style-name="ce36" office:value-type="string" calcext:value-type="string">
            <text:p>2458. Height of Binary Tree After Subtree Removal Queries</text:p>
          </table:table-cell>
          <table:table-cell table:style-name="ce73" office:value-type="string" calcext:value-type="string">
            <text:p>DFS(preorder+postorder traversal)+prefix max+suffix max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date" office:date-value="2024-10-27" calcext:value-type="date">
            <text:p>Sun, October 27, 2024</text:p>
          </table:table-cell>
          <table:table-cell office:value-type="string" calcext:value-type="string">
            <text:p>1277. Count Square Submatrices with All Ones</text:p>
          </table:table-cell>
          <table:table-cell table:style-name="ce41" office:value-type="string" calcext:value-type="string">
            <text:p>recursion+Memoization</text:p>
            <text:p>Bottom up with 2 D array</text:p>
            <text:p>Bottom up with 1 D array</text:p>
            <text:p>Bottom up wthout an  extra space</text:p>
          </table:table-cell>
          <table:table-cell table:style-name="ce66" office:value-type="string" calcext:value-type="string">
            <text:p>221. Maximal Square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date" office:date-value="2024-10-28" calcext:value-type="date">
            <text:p>Mon, October 28, 2024</text:p>
          </table:table-cell>
          <table:table-cell office:value-type="string" calcext:value-type="string">
            <text:p>2501. Longest Square Streak in an Array</text:p>
          </table:table-cell>
          <table:table-cell table:style-name="ce41" office:value-type="string" calcext:value-type="string">
            <text:p>Binary search without knowing processed elements</text:p>
            <text:p><text:span text:style-name="T28">Binary search with knowing processed elements</text:span></text:p>
            <text:p><text:span text:style-name="T28">Unordered set</text:span>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date" office:date-value="2024-10-29" calcext:value-type="date">
            <text:p>Tue, October 29, 2024</text:p>
          </table:table-cell>
          <table:table-cell office:value-type="string" calcext:value-type="string">
            <text:p>2684. Maximum Number of Moves in a Grid</text:p>
          </table:table-cell>
          <table:table-cell table:style-name="ce41" office:value-type="string" calcext:value-type="string">
            <text:p>Recursion+Memoization</text:p>
            <text:p>Bottom up with 2 D array</text:p>
            <text:p> Bottom up with 1 D array </text:p>
            <text:p>Bottom up wthout an  extra space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date" office:date-value="2024-10-30" calcext:value-type="date">
            <text:p>Wed, October 30, 2024</text:p>
          </table:table-cell>
          <table:table-cell office:value-type="string" calcext:value-type="string">
            <text:p>1671. Minimum Number of Removals to Make Mountain Array</text:p>
          </table:table-cell>
          <table:table-cell table:style-name="ce41" office:value-type="string" calcext:value-type="string">
            <text:p>LIS+LDS: Recursion+memoization</text:p>
            <text:p>LIS+LDS: iterative</text:p>
            <text:p>LIS+LDS: binary search (todo)</text:p>
          </table:table-cell>
          <table:table-cell table:style-name="ce66" office:value-type="string" calcext:value-type="string">
            <text:p>300. Longest Increasing Subsequence</text:p>
          </table:table-cell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date" office:date-value="2024-10-31" calcext:value-type="date">
            <text:p>Thu, October 31, 2024</text:p>
          </table:table-cell>
          <table:table-cell office:value-type="string" calcext:value-type="string">
            <text:p>2463. Minimum Total Distance Traveled</text:p>
          </table:table-cell>
          <table:table-cell office:value-type="string" calcext:value-type="string">
            <text:p>Include,exclude: Recursion+Memoization</text:p>
            <text:p><text:span text:style-name="T25">Include,exclude: </text:span><text:span text:style-name="T33">Bottom up with 2 D array</text:span></text:p>
            <text:p><text:span text:style-name="T25">Include,exclude: </text:span><text:span text:style-name="T33"> Bottom up with 1 D array </text:span></text:p>
          </table:table-cell>
          <table:table-cell office:value-type="string" calcext:value-type="string">
            <text:p>1011. Capacity To Ship Packages Within D Days</text:p>
            <text:p>2585. Number of Ways to Earn Points</text:p>
          </table:table-cell>
        </table:table-row>
      </table:table>
      <table:table table:name="November-2024" table:style-name="ta1">
        <table:table-column table:style-name="co1" table:default-cell-style-name="Default"/>
        <table:table-column table:style-name="co27" table:default-cell-style-name="ce33"/>
        <table:table-column table:style-name="co28" table:default-cell-style-name="ce66"/>
        <table:table-column table:style-name="co29" table:default-cell-style-name="ce36"/>
        <table:table-column table:style-name="co30" table:default-cell-style-name="ce36"/>
        <table:table-row table:style-name="ro1" table:number-rows-repeated="5">
          <table:table-cell/>
          <table:table-cell table:style-name="Default" table:number-columns-repeated="4"/>
        </table:table-row>
        <table:table-row table:style-name="ro1">
          <table:table-cell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date" office:date-value="2024-11-01" calcext:value-type="date">
            <text:p>Fri, November 1, 2024</text:p>
          </table:table-cell>
          <table:table-cell office:value-type="string" calcext:value-type="string">
            <text:p>1957. Delete Characters to Make Fancy String</text:p>
          </table:table-cell>
          <table:table-cell office:value-type="string" calcext:value-type="string">
            <text:p>Queue</text:p>
            <text:p>Two pointers</text:p>
            <text:p>Two pointers in place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date" office:date-value="2024-11-02" calcext:value-type="date">
            <text:p>Sat, November 2, 2024</text:p>
          </table:table-cell>
          <table:table-cell office:value-type="string" calcext:value-type="string">
            <text:p>2490. Circular Sentence</text:p>
          </table:table-cell>
          <table:table-cell office:value-type="string" calcext:value-type="string">
            <text:p>Simulate the process: algorthmic</text:p>
            <text:p>Simulate the process: C++ STL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date" office:date-value="2024-11-03" calcext:value-type="date">
            <text:p>Sun, November 3, 2024</text:p>
          </table:table-cell>
          <table:table-cell office:value-type="string" calcext:value-type="string">
            <text:p>796. Rotate String</text:p>
          </table:table-cell>
          <table:table-cell table:style-name="ce78" office:value-type="string" calcext:value-type="string">
            <text:p><text:span text:style-name="T51">Simulate the process: algorthmic</text:span></text:p>
            <text:p><text:span text:style-name="T51">Simulate the process: C++ STL</text:span></text:p>
            <text:p><text:span text:style-name="T51">Conctenation check</text:span></text:p>
            <text:p><text:span text:style-name="T51">KMP</text:span></text:p>
          </table:table-cell>
          <table:table-cell table:style-name="ce80" office:value-type="string" calcext:value-type="string">
            <text:p>28. Find the Index of the First Occurrence in a String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date" office:date-value="2024-11-04" calcext:value-type="date">
            <text:p>Mon, November 4, 2024</text:p>
          </table:table-cell>
          <table:table-cell office:value-type="string" calcext:value-type="string">
            <text:p>3163. String Compression III</text:p>
          </table:table-cell>
          <table:table-cell office:value-type="string" calcext:value-type="string">
            <text:p>Two pointers</text:p>
            <text:p>One pointer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date" office:date-value="2024-11-05" calcext:value-type="date">
            <text:p>Tue, November 5, 2024</text:p>
          </table:table-cell>
          <table:table-cell office:value-type="string" calcext:value-type="string">
            <text:p>2914. Minimum Number of Changes to Make Binary String Beautiful</text:p>
          </table:table-cell>
          <table:table-cell office:value-type="string" calcext:value-type="string">
            <text:p>one pointer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date" office:date-value="2024-11-06" calcext:value-type="date">
            <text:p>Wed, November 6, 2024</text:p>
          </table:table-cell>
          <table:table-cell office:value-type="string" calcext:value-type="string">
            <text:p>3011. Find if Array Can Be Sorted</text:p>
          </table:table-cell>
          <table:table-cell office:value-type="string" calcext:value-type="string">
            <text:p>Bubble sort</text:p>
            <text:p>divide the array into segments of consecutive elements with the same number of set bits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date" office:date-value="2024-11-07" calcext:value-type="date">
            <text:p>Thu, November 7, 2024</text:p>
          </table:table-cell>
          <table:table-cell table:style-name="ce36" office:value-type="string" calcext:value-type="string">
            <text:p>2275. Largest Combination With Bitwise AND Greater Than Zero</text:p>
          </table:table-cell>
          <table:table-cell office:value-type="string" calcext:value-type="string">
            <text:p>Bit counting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date" office:date-value="2024-11-08" calcext:value-type="date">
            <text:p>Fri, November 8, 2024</text:p>
          </table:table-cell>
          <table:table-cell office:value-type="string" calcext:value-type="string">
            <text:p><text:span text:style-name="T23">1829. Maximum XOR for Each Query</text:span></text:p>
          </table:table-cell>
          <table:table-cell office:value-type="string" calcext:value-type="string">
            <text:p>Prefix xor+Math</text:p>
            <text:p>Prefix xor(space optimization)+Math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date" office:date-value="2024-11-09" calcext:value-type="date">
            <text:p>Sat, November 9, 2024</text:p>
          </table:table-cell>
          <table:table-cell office:value-type="string" calcext:value-type="string">
            <text:p>3133. Minimum Array End</text:p>
          </table:table-cell>
          <table:table-cell office:value-type="string" calcext:value-type="string">
            <text:p>Consecutive Oring</text:p>
            <text:p>Bits interleaving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date" office:date-value="2024-11-10" calcext:value-type="date">
            <text:p>Sun, November 10, 2024</text:p>
          </table:table-cell>
          <table:table-cell office:value-type="string" calcext:value-type="string">
            <text:p>3097. Shortest Subarray With OR at Least K II</text:p>
          </table:table-cell>
          <table:table-cell office:value-type="string" calcext:value-type="string">
            <text:p>Naive approach – O(n^3) – TLE</text:p>
            <text:p><text:span text:style-name="T25">Optimization of the Naive approach – O(n^2) – TLE</text:span></text:p>
            <text:p><text:span text:style-name="T25">Sliding window – O(n) + prefix or array – AC</text:span>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date" office:date-value="2024-11-11" calcext:value-type="date">
            <text:p>Mon, November 11, 2024</text:p>
          </table:table-cell>
          <table:table-cell office:value-type="string" calcext:value-type="string">
            <text:p>2601. Prime Subtraction Operation</text:p>
          </table:table-cell>
          <table:table-cell office:value-type="string" calcext:value-type="string">
            <text:p>Brute force</text:p>
            <text:p>Preporecessing prime numbers</text:p>
            <text:p>Sieve of Eratosthenes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date" office:date-value="2024-11-12" calcext:value-type="date">
            <text:p>Tue, November 12, 2024</text:p>
          </table:table-cell>
          <table:table-cell office:value-type="string" calcext:value-type="string">
            <text:p>2070. Most Beautiful Item for Each Query</text:p>
          </table:table-cell>
          <table:table-cell office:value-type="string" calcext:value-type="string">
            <text:p>Sorting+prefix max+binary search</text:p>
          </table:table-cell>
          <table:table-cell table:style-name="ce7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date" office:date-value="2024-11-13" calcext:value-type="date">
            <text:p>Wed, November 13, 2024</text:p>
          </table:table-cell>
          <table:table-cell office:value-type="string" calcext:value-type="string">
            <text:p>2563. Count the Number of Fair Pairs</text:p>
          </table:table-cell>
          <table:table-cell office:value-type="string" calcext:value-type="string">
            <text:p>Brute force (easy to code)</text:p>
            <text:p>Sorting+Binary search</text:p>
          </table:table-cell>
          <table:table-cell table:style-name="ce66" office:value-type="string" calcext:value-type="string">
            <text:p>2824. Count Pairs Whose Sum is Less than Target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date" office:date-value="2024-11-14" calcext:value-type="date">
            <text:p>Thu, November 14, 2024</text:p>
          </table:table-cell>
          <table:table-cell office:value-type="string" calcext:value-type="string">
            <text:p>2064. Minimized Maximum of Products Distributed to Any Store</text:p>
          </table:table-cell>
          <table:table-cell office:value-type="string" calcext:value-type="string">
            <text:p>Brute force (linear search)</text:p>
            <text:p>Binary search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date" office:date-value="2024-11-15" calcext:value-type="date">
            <text:p>Fri, November 15, 2024</text:p>
          </table:table-cell>
          <table:table-cell table:style-name="ce74" office:value-type="string" calcext:value-type="string">
            <text:p>1574. Shortest Subarray to be Removed to Make Array Sorted</text:p>
          </table:table-cell>
          <table:table-cell table:style-name="ce72" office:value-type="string" calcext:value-type="string">
            <text:p>Two pointers (left portion, right portion)</text:p>
          </table:table-cell>
          <table:table-cell table:style-name="ce7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date" office:date-value="2024-11-16" calcext:value-type="date">
            <text:p>Sat, November 16, 2024</text:p>
          </table:table-cell>
          <table:table-cell office:value-type="string" calcext:value-type="string">
            <text:p>3254. Find the Power of K-Size Subarrays I</text:p>
          </table:table-cell>
          <table:table-cell office:value-type="string" calcext:value-type="string">
            <text:p><text:span text:style-name="T25">Brute force: AC but TLE on </text:span><text:span text:style-name="T31">3255</text:span></text:p>
            <text:p>Sliding window</text:p>
          </table:table-cell>
          <table:table-cell table:style-name="ce66" office:value-type="string" calcext:value-type="string">
            <text:p>3255. Find the Power of K-Size Subarrays II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date" office:date-value="2024-11-17" calcext:value-type="date">
            <text:p>Sun, November 17, 2024</text:p>
          </table:table-cell>
          <table:table-cell office:value-type="string" calcext:value-type="string">
            <text:p>862. Shortest Subarray with Sum at Least K</text:p>
          </table:table-cell>
          <table:table-cell office:value-type="string" calcext:value-type="string">
            <text:p>Brute force</text:p>
            <text:p>Sliding window won’t work (negative values)</text:p>
            <text:p>Min heap</text:p>
            <text:p>Monotonic deque</text:p>
          </table:table-cell>
          <table:table-cell table:style-name="ce66" office:value-type="string" calcext:value-type="string">
            <text:p>209. Minimum Size Subarray Sum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date" office:date-value="2024-11-18" calcext:value-type="date">
            <text:p>Mon, November 18, 2024</text:p>
          </table:table-cell>
          <table:table-cell office:value-type="string" calcext:value-type="string">
            <text:p>1652. Defuse the Bomb</text:p>
          </table:table-cell>
          <table:table-cell office:value-type="string" calcext:value-type="string">
            <text:p>Brute force</text:p>
            <text:p>Prefix sums</text:p>
            <text:p>Sliding window</text:p>
          </table:table-cell>
          <table:table-cell table:style-name="ce66" office:value-type="string" calcext:value-type="string">
            <text:p>3254. Find the Power of K-Size Subarrays I</text:p>
            <text:p><text:span text:style-name="T32">3255. Find the Power of K-Size Subarrays II</text:span>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date" office:date-value="2024-11-19" calcext:value-type="date">
            <text:p>Tue, November 19, 2024</text:p>
          </table:table-cell>
          <table:table-cell office:value-type="string" calcext:value-type="string">
            <text:p>2461. Maximum Sum of Distinct Subarrays With Length K</text:p>
          </table:table-cell>
          <table:table-cell office:value-type="string" calcext:value-type="string">
            <text:p>Brute force(not coded but easy to code)</text:p>
            <text:p>Sliding(bad version)</text:p>
            <text:p><text:span text:style-name="T25">Sliding(optimal version)</text:span> 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date" office:date-value="2024-11-20" calcext:value-type="date">
            <text:p>Wed, November 20, 2024</text:p>
          </table:table-cell>
          <table:table-cell office:value-type="string" calcext:value-type="string">
            <text:p>2516. Take K of Each Character From Left and Right</text:p>
          </table:table-cell>
          <table:table-cell table:style-name="ce64" office:value-type="string" calcext:value-type="string">
            <text:p><text:span text:style-name="T25">Brute force</text:span></text:p>
            <text:p><text:span text:style-name="T25">Binary search (to do)</text:span></text:p>
            <text:p><text:span text:style-name="T25">Sliding window (reverse the problem)</text:span>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date" office:date-value="2024-11-21" calcext:value-type="date">
            <text:p>Thu, November 21, 2024</text:p>
          </table:table-cell>
          <table:table-cell office:value-type="string" calcext:value-type="string">
            <text:p>2257. Count Unguarded Cells in the Grid</text:p>
          </table:table-cell>
          <table:table-cell table:style-name="ce41" office:value-type="string" calcext:value-type="string">
            <text:p>Straight forward Simulation: iterative</text:p>
            <text:p><text:span text:style-name="T28">Straight forward Simulation: </text:span>Recursive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date" office:date-value="2024-11-22" calcext:value-type="date">
            <text:p>Fri, November 22, 2024</text:p>
          </table:table-cell>
          <table:table-cell office:value-type="string" calcext:value-type="string">
            <text:p>1072. Flip Columns For Maximum Number of Equal Rows</text:p>
          </table:table-cell>
          <table:table-cell office:value-type="string" calcext:value-type="string">
            <text:p>Brute Force</text:p>
            <text:p>Hash map</text:p>
          </table:table-cell>
          <table:table-cell table:style-name="ce6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date" office:date-value="2024-11-23" calcext:value-type="date">
            <text:p>Sat, November 23, 2024</text:p>
          </table:table-cell>
          <table:table-cell office:value-type="string" calcext:value-type="string">
            <text:p>1861. Rotating the Box</text:p>
          </table:table-cell>
          <table:table-cell office:value-type="string" calcext:value-type="string">
            <text:p>Two pointers: identify sequence of stones to fall</text:p>
            <text:p>One pointer: Mark the lowest empty cell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date" office:date-value="2024-11-24" calcext:value-type="date">
            <text:p>Sun, November 24, 2024</text:p>
          </table:table-cell>
          <table:table-cell office:value-type="string" calcext:value-type="string">
            <text:p>1975. Maximum Matrix Sum</text:p>
            <text:p/>
          </table:table-cell>
          <table:table-cell table:style-name="ce41" office:value-type="string" calcext:value-type="string">
            <text:p>Pattern recognition (needs good observer)</text:p>
          </table:table-cell>
          <table:table-cell table:style-name="ce66"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date" office:date-value="2024-11-25" calcext:value-type="date">
            <text:p>Mon, November 25, 2024</text:p>
          </table:table-cell>
          <table:table-cell office:value-type="string" calcext:value-type="string">
            <text:p>773. Sliding Puzzle</text:p>
          </table:table-cell>
          <table:table-cell table:style-name="ce41" office:value-type="string" calcext:value-type="string">
            <text:p>DFS</text:p>
            <text:p>BFS</text:p>
            <text:p>A*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4-11-26" calcext:value-type="date">
            <text:p>Tue, November 26, 2024</text:p>
          </table:table-cell>
          <table:table-cell office:value-type="string" calcext:value-type="string">
            <text:p>2924. Find Champion II</text:p>
          </table:table-cell>
          <table:table-cell table:style-name="ce73" office:value-type="string" calcext:value-type="string">
            <text:p>In degree count</text:p>
          </table:table-cell>
          <table:table-cell table:style-name="ce66" office:value-type="string" calcext:value-type="string">
            <text:p>2923. Find Champion I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date" office:date-value="2024-11-27" calcext:value-type="date">
            <text:p>Wed, November 27, 2024</text:p>
          </table:table-cell>
          <table:table-cell office:value-type="string" calcext:value-type="string">
            <text:p>3243. Shortest Distance After Road Addition Queries I</text:p>
          </table:table-cell>
          <table:table-cell table:style-name="ce41" office:value-type="string" calcext:value-type="string">
            <text:p>BFS</text:p>
            <text:p>Dijkstra</text:p>
          </table:table-cell>
          <table:table-cell table:style-name="ce66" office:value-type="string" calcext:value-type="string">
            <text:p>3244. Shortest Distance After Road Addition Queries II (TLE with Dijkstra)</text:p>
          </table:table-cell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date" office:date-value="2024-11-28" calcext:value-type="date">
            <text:p>Thu, November 28, 2024</text:p>
          </table:table-cell>
          <table:table-cell office:value-type="string" calcext:value-type="string">
            <text:p>2290. Minimum Obstacle Removal to Reach Corner</text:p>
          </table:table-cell>
          <table:table-cell table:style-name="ce41" office:value-type="string" calcext:value-type="string">
            <text:p>Dijkstra</text:p>
            <text:p>A*</text:p>
            <text:p>0-1 BFS (need to learn more about it)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date" office:date-value="2024-11-29" calcext:value-type="date">
            <text:p>Fri, November 29, 2024</text:p>
          </table:table-cell>
          <table:table-cell office:value-type="string" calcext:value-type="string">
            <text:p>2577. Minimum Time to Visit a Cell In a Grid</text:p>
          </table:table-cell>
          <table:table-cell table:style-name="ce41" office:value-type="string" calcext:value-type="string">
            <text:p>Modified Dijkstra</text:p>
          </table:table-cell>
          <table:table-cell/>
        </table:table-row>
        <table:table-row table:style-name="ro12">
          <table:table-cell office:value-type="float" office:value="197" calcext:value-type="float">
            <text:p>197</text:p>
          </table:table-cell>
          <table:table-cell office:value-type="date" office:date-value="2024-11-30" calcext:value-type="date">
            <text:p>Sat, November 30, 2024</text:p>
          </table:table-cell>
          <table:table-cell office:value-type="string" calcext:value-type="string">
            <text:p>2097. Valid Arrangement of Pairs</text:p>
          </table:table-cell>
          <table:table-cell table:style-name="ce41" office:value-type="string" calcext:value-type="string">
            <text:p><text:span text:style-name="T19">Hierholzer's Algorithm</text:span></text:p>
            <text:p>Eulerian path: build graph with in degree and out degree info, find a valid starting point for DFS, perform a POSTORDER DFS, reverse the result</text:p>
          </table:table-cell>
          <table:table-cell table:style-name="ce66" office:value-type="string" calcext:value-type="string">
            <text:p>332. Reconstruct Itinerary</text:p>
          </table:table-cell>
        </table:table-row>
      </table:table>
      <table:table table:name="December-2024" table:style-name="ta1">
        <table:table-column table:style-name="co1" table:number-columns-repeated="10" table:default-cell-style-name="Default"/>
        <table:table-column table:style-name="co1" table:default-cell-style-name="ce81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1"/>
          <table:table-cell table:style-name="ce30"/>
          <table:table-cell table:style-name="ce35" office:value-type="string" calcext:value-type="string">
            <text:p>problem</text:p>
          </table:table-cell>
          <table:table-cell table:style-name="ce40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4">
          <table:table-cell table:number-columns-repeated="10"/>
          <table:table-cell office:value-type="float" office:value="198" calcext:value-type="float">
            <text:p>198</text:p>
          </table:table-cell>
          <table:table-cell table:style-name="ce33" office:value-type="date" office:date-value="2024-12-01" calcext:value-type="date">
            <text:p>Sun, December 1, 2024</text:p>
          </table:table-cell>
          <table:table-cell table:style-name="ce33" office:value-type="string" calcext:value-type="string">
            <text:p>1346. Check If N and Its Double Exist</text:p>
          </table:table-cell>
          <table:table-cell table:style-name="ce36" office:value-type="string" calcext:value-type="string">
            <text:p>Naive: nested loops</text:p>
            <text:p>Unordered set or hash map lookup</text:p>
            <text:p>Sorting+binary search</text:p>
          </table:table-cell>
          <table:table-cell table:style-name="ce36"/>
        </table:table-row>
        <table:table-row table:style-name="ro3">
          <table:table-cell table:number-columns-repeated="10"/>
          <table:table-cell office:value-type="float" office:value="199" calcext:value-type="float">
            <text:p>199</text:p>
          </table:table-cell>
          <table:table-cell table:style-name="ce33" office:value-type="date" office:date-value="2024-12-02" calcext:value-type="date">
            <text:p>Mon, December 2, 2024</text:p>
          </table:table-cell>
          <table:table-cell table:style-name="ce66" office:value-type="string" calcext:value-type="string">
            <text:p>1455. Check If a Word Occurs As a Prefix of Any Word in a Sentence</text:p>
          </table:table-cell>
          <table:table-cell table:style-name="ce36" office:value-type="string" calcext:value-type="string">
            <text:p>Naive (see LC editorial)</text:p>
            <text:p><text:span text:style-name="T25">Two pointers (two passes) (see LC editorial)</text:span></text:p>
            <text:p><text:span text:style-name="T25">Built in function (see LC editorial)</text:span></text:p>
            <text:p>One pointer(one pass) (my solution)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00" calcext:value-type="float">
            <text:p>200</text:p>
          </table:table-cell>
          <table:table-cell table:style-name="ce33" office:value-type="date" office:date-value="2024-12-03" calcext:value-type="date">
            <text:p>Tue, December 3, 2024</text:p>
          </table:table-cell>
          <table:table-cell table:style-name="ce66" office:value-type="string" calcext:value-type="string">
            <text:p>2109. Adding Spaces to a String</text:p>
          </table:table-cell>
          <table:table-cell table:style-name="ce78" office:value-type="string" calcext:value-type="string">
            <text:p>NAIVE (TLE)</text:p>
            <text:p>Two pointers (one pass)</text:p>
          </table:table-cell>
          <table:table-cell table:style-name="ce80" office:value-type="string" calcext:value-type="string">
            <text:p>see LC editorial for other solutions</text:p>
          </table:table-cell>
        </table:table-row>
        <table:table-row table:style-name="ro2">
          <table:table-cell table:number-columns-repeated="10"/>
          <table:table-cell office:value-type="float" office:value="201" calcext:value-type="float">
            <text:p>201</text:p>
          </table:table-cell>
          <table:table-cell table:style-name="ce33" office:value-type="date" office:date-value="2024-12-04" calcext:value-type="date">
            <text:p>Wed, December 4, 2024</text:p>
          </table:table-cell>
          <table:table-cell table:style-name="ce66" office:value-type="string" calcext:value-type="string">
            <text:p>2825. Make String a Subsequence Using Cyclic Increments</text:p>
          </table:table-cell>
          <table:table-cell table:style-name="ce36" office:value-type="string" calcext:value-type="string">
            <text:p>Two pointers (one pass)</text:p>
          </table:table-cell>
          <table:table-cell table:style-name="ce36" office:value-type="string" calcext:value-type="string">
            <text:p>see LC editorial for other solutions</text:p>
            <text:p/>
          </table:table-cell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style-name="ce33" office:value-type="date" office:date-value="2024-12-05" calcext:value-type="date">
            <text:p>Thu, December 5, 2024</text:p>
          </table:table-cell>
          <table:table-cell table:style-name="ce66" office:value-type="string" calcext:value-type="string">
            <text:p>2337. Move Pieces to Obtain a String</text:p>
          </table:table-cell>
          <table:table-cell table:style-name="ce36" office:value-type="string" calcext:value-type="string">
            <text:p>Two pointers (one pass)</text:p>
          </table:table-cell>
          <table:table-cell table:style-name="ce36" office:value-type="string" calcext:value-type="string">
            <text:p>see LC editorial for other solutions</text:p>
          </table:table-cell>
        </table:table-row>
        <table:table-row table:style-name="ro4">
          <table:table-cell table:number-columns-repeated="10"/>
          <table:table-cell office:value-type="float" office:value="203" calcext:value-type="float">
            <text:p>203</text:p>
          </table:table-cell>
          <table:table-cell table:style-name="ce33" office:value-type="date" office:date-value="2024-12-06" calcext:value-type="date">
            <text:p>Fri, December 6, 2024</text:p>
          </table:table-cell>
          <table:table-cell table:style-name="ce66" office:value-type="string" calcext:value-type="string">
            <text:p>2554. Maximum Number of Integers to Choose From a Range I</text:p>
          </table:table-cell>
          <table:table-cell table:style-name="ce36" office:value-type="string" calcext:value-type="string">
            <text:p>Linear search</text:p>
            <text:p><text:span text:style-name="T25">Linear search: Space optimization V1: two pointers</text:span></text:p>
            <text:p>Linear search: Space optimization V2: binary search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04" calcext:value-type="float">
            <text:p>204</text:p>
          </table:table-cell>
          <table:table-cell table:style-name="ce33" office:value-type="date" office:date-value="2024-12-07" calcext:value-type="date">
            <text:p>Sat, December 7, 2024</text:p>
          </table:table-cell>
          <table:table-cell table:style-name="ce66" office:value-type="string" calcext:value-type="string">
            <text:p>1760. Minimum Limit of Balls in a Bag</text:p>
          </table:table-cell>
          <table:table-cell table:style-name="ce36" office:value-type="string" calcext:value-type="string">
            <text:p>Linear search</text:p>
            <text:p>Binary search</text:p>
          </table:table-cell>
          <table:table-cell table:style-name="ce36"/>
        </table:table-row>
        <table:table-row table:style-name="ro4">
          <table:table-cell table:number-columns-repeated="10"/>
          <table:table-cell office:value-type="float" office:value="205" calcext:value-type="float">
            <text:p>205</text:p>
          </table:table-cell>
          <table:table-cell table:style-name="ce33" office:value-type="date" office:date-value="2024-12-08" calcext:value-type="date">
            <text:p>Sun, December 8, 2024</text:p>
          </table:table-cell>
          <table:table-cell table:style-name="ce66" office:value-type="string" calcext:value-type="string">
            <text:p>2054. Two Best Non-Overlapping Events</text:p>
          </table:table-cell>
          <table:table-cell table:style-name="ce36" office:value-type="string" calcext:value-type="string">
            <text:p>Brute force</text:p>
            <text:p>Include/Exclude technique</text:p>
            <text:p>Line sweep technique </text:p>
          </table:table-cell>
          <table:table-cell table:style-name="ce66" office:value-type="string" calcext:value-type="string">
            <text:p><text:span text:style-name="T32">1235. Maximum Profit in Job Scheduling</text:span></text:p>
            <text:p><text:span text:style-name="T32">Line sweep: 731. My Calendar II (</text:span><text:span text:style-name="T50">09/27/2024</text:span>)</text:p>
          </table:table-cell>
        </table:table-row>
        <table:table-row table:style-name="ro4">
          <table:table-cell table:number-columns-repeated="10"/>
          <table:table-cell office:value-type="float" office:value="206" calcext:value-type="float">
            <text:p>206</text:p>
          </table:table-cell>
          <table:table-cell table:style-name="ce33" office:value-type="date" office:date-value="2024-12-09" calcext:value-type="date">
            <text:p>Mon, December 9, 2024</text:p>
          </table:table-cell>
          <table:table-cell table:style-name="ce66" office:value-type="string" calcext:value-type="string">
            <text:p>3152. Special Array II</text:p>
          </table:table-cell>
          <table:table-cell table:style-name="ce36" office:value-type="string" calcext:value-type="string">
            <text:p>Linear search</text:p>
            <text:p>Binary search</text:p>
            <text:p>Prefix sum</text:p>
          </table:table-cell>
          <table:table-cell table:style-name="ce36"/>
        </table:table-row>
        <table:table-row table:style-name="ro3">
          <table:table-cell table:number-columns-repeated="10"/>
          <table:table-cell office:value-type="float" office:value="207" calcext:value-type="float">
            <text:p>207</text:p>
          </table:table-cell>
          <table:table-cell table:style-name="ce33" office:value-type="date" office:date-value="2024-12-10" calcext:value-type="date">
            <text:p>Tue, December 10, 2024</text:p>
          </table:table-cell>
          <table:table-cell table:style-name="ce66" office:value-type="string" calcext:value-type="string">
            <text:p>2981. Find Longest Special Substring That Occurs Thrice I</text:p>
          </table:table-cell>
          <table:table-cell table:style-name="ce36" office:value-type="string" calcext:value-type="string">
            <text:p>Brute force: O(n^3) – TLE  on part II</text:p>
            <text:p><text:span text:style-name="T25">Brute force: space optimization: O(n^2 log n) - TLE  on part II</text:span></text:p>
            <text:p><text:span text:style-name="T25">Single pass: O(n) – AC on both part I, II</text:span></text:p>
            <text:p><text:span text:style-name="T25">Single pass: space optimization</text:span></text:p>
          </table:table-cell>
          <table:table-cell table:style-name="ce66" office:value-type="string" calcext:value-type="string">
            <text:p>Same: 2982. Find Longest Special Substring That Occurs Thrice II</text:p>
          </table:table-cell>
        </table:table-row>
        <table:table-row table:style-name="ro3">
          <table:table-cell table:number-columns-repeated="10"/>
          <table:table-cell office:value-type="float" office:value="208" calcext:value-type="float">
            <text:p>208</text:p>
          </table:table-cell>
          <table:table-cell table:style-name="ce33" office:value-type="date" office:date-value="2024-12-11" calcext:value-type="date">
            <text:p>Wed, December 11, 2024</text:p>
          </table:table-cell>
          <table:table-cell table:style-name="ce66" office:value-type="string" calcext:value-type="string">
            <text:p>2779. <text:s/>Maximum Beauty of an Array After Applying Operation</text:p>
          </table:table-cell>
          <table:table-cell table:style-name="ce36" office:value-type="string" calcext:value-type="string">
            <text:p>Naive (easy to code)</text:p>
            <text:p>Difference array+Prefix sum array</text:p>
            <text:p>Binary search</text:p>
            <text:p>Sliding window</text:p>
          </table:table-cell>
          <table:table-cell table:style-name="ce66" office:value-type="string" calcext:value-type="string">
            <text:p>Similar: <text:s/>1854. Maximum Population Year (line sweep+prefix sum)</text:p>
          </table:table-cell>
        </table:table-row>
        <table:table-row table:style-name="ro4">
          <table:table-cell table:number-columns-repeated="10"/>
          <table:table-cell office:value-type="float" office:value="209" calcext:value-type="float">
            <text:p>209</text:p>
          </table:table-cell>
          <table:table-cell table:style-name="ce33" office:value-type="date" office:date-value="2024-12-12" calcext:value-type="date">
            <text:p>Thu, December 12, 2024</text:p>
          </table:table-cell>
          <table:table-cell table:style-name="ce66" office:value-type="string" calcext:value-type="string">
            <text:p>2558. Take Gifts From the Richest Pile</text:p>
          </table:table-cell>
          <table:table-cell table:style-name="ce36" office:value-type="string" calcext:value-type="string">
            <text:p>Naive (pseudo code)</text:p>
            <text:p>Binary search</text:p>
            <text:p>Max heap</text:p>
          </table:table-cell>
          <table:table-cell table:style-name="ce76"/>
        </table:table-row>
        <table:table-row table:style-name="ro4">
          <table:table-cell table:number-columns-repeated="10"/>
          <table:table-cell office:value-type="float" office:value="210" calcext:value-type="float">
            <text:p>210</text:p>
          </table:table-cell>
          <table:table-cell table:style-name="ce33" office:value-type="date" office:date-value="2024-12-13" calcext:value-type="date">
            <text:p>Fri, December 13, 2024</text:p>
          </table:table-cell>
          <table:table-cell table:style-name="ce66" office:value-type="string" calcext:value-type="string">
            <text:p>2593. Find Score of an Array After Marking All Elements</text:p>
          </table:table-cell>
          <table:table-cell table:style-name="ce36" office:value-type="string" calcext:value-type="string">
            <text:p><text:span text:style-name="T25">Naive (not coded but easy to code)</text:span></text:p>
            <text:p><text:span text:style-name="T25">Sorting</text:span></text:p>
            <text:p><text:span text:style-name="T25">Min heap</text:span></text:p>
          </table:table-cell>
          <table:table-cell table:style-name="ce66" office:value-type="string" calcext:value-type="string">
            <text:p>2558. Take Gifts From the Richest Pile</text:p>
          </table:table-cell>
        </table:table-row>
        <table:table-row table:style-name="ro8">
          <table:table-cell table:number-columns-repeated="10"/>
          <table:table-cell office:value-type="float" office:value="211" calcext:value-type="float">
            <text:p>211</text:p>
          </table:table-cell>
          <table:table-cell table:style-name="ce33" office:value-type="date" office:date-value="2024-12-14" calcext:value-type="date">
            <text:p>Sat, December 14, 2024</text:p>
          </table:table-cell>
          <table:table-cell table:style-name="ce66" office:value-type="string" calcext:value-type="string">
            <text:p>2762. Continuous Subarrays</text:p>
          </table:table-cell>
          <table:table-cell table:style-name="ce36" office:value-type="string" calcext:value-type="string">
            <text:p>Brute force</text:p>
            <text:p>Brute force optimized</text:p>
            <text:p>Min,max heaps</text:p>
            <text:p>Map</text:p>
            <text:p>Min, max monotonic deques</text:p>
            <text:p>Two pointers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12" calcext:value-type="float">
            <text:p>212</text:p>
          </table:table-cell>
          <table:table-cell table:style-name="ce33" office:value-type="date" office:date-value="2024-12-15" calcext:value-type="date">
            <text:p>Sun, December 15, 2024</text:p>
          </table:table-cell>
          <table:table-cell table:style-name="ce74" office:value-type="string" calcext:value-type="string">
            <text:p>1792. Maximum Average Pass Ratio</text:p>
          </table:table-cell>
          <table:table-cell table:style-name="ce72" office:value-type="string" calcext:value-type="string">
            <text:p>Brute force</text:p>
            <text:p>Max heap</text:p>
          </table:table-cell>
          <table:table-cell table:style-name="ce77"/>
        </table:table-row>
        <table:table-row table:style-name="ro2">
          <table:table-cell table:number-columns-repeated="10"/>
          <table:table-cell office:value-type="float" office:value="213" calcext:value-type="float">
            <text:p>213</text:p>
          </table:table-cell>
          <table:table-cell table:style-name="ce33" office:value-type="date" office:date-value="2024-12-16" calcext:value-type="date" table:number-columns-spanned="1" table:number-rows-spanned="2">
            <text:p>Mon, December 16, 2024</text:p>
          </table:table-cell>
          <table:table-cell table:style-name="ce66" office:value-type="string" calcext:value-type="string">
            <text:p>3264. Final Array State After K Multiplication Operations I</text:p>
          </table:table-cell>
          <table:table-cell table:style-name="ce36" office:value-type="string" calcext:value-type="string">
            <text:p>Naive (AC)</text:p>
          </table:table-cell>
          <table:table-cell table:style-name="ce66"/>
        </table:table-row>
        <table:table-row table:style-name="ro4">
          <table:table-cell table:number-columns-repeated="11"/>
          <table:covered-table-cell table:style-name="ce33"/>
          <table:table-cell table:style-name="ce66" office:value-type="string" calcext:value-type="string">
            <text:p>3266. Final Array State After K Multiplication Operations II</text:p>
          </table:table-cell>
          <table:table-cell table:style-name="ce36" office:value-type="string" calcext:value-type="string">
            <text:p>Naive (TLE) </text:p>
            <text:p>Min Heap (TLE)</text:p>
            <text:p>Pattern recognition</text:p>
          </table:table-cell>
          <table:table-cell table:style-name="ce66"/>
        </table:table-row>
        <table:table-row table:style-name="ro2">
          <table:table-cell table:number-columns-repeated="10"/>
          <table:table-cell office:value-type="float" office:value="214" calcext:value-type="float">
            <text:p>214</text:p>
          </table:table-cell>
          <table:table-cell table:style-name="ce33" office:value-type="date" office:date-value="2024-12-17" calcext:value-type="date">
            <text:p>Tue, December 17, 2024</text:p>
          </table:table-cell>
          <table:table-cell table:style-name="ce66" office:value-type="string" calcext:value-type="string">
            <text:p>2182. Construct String With Repeat Limit</text:p>
          </table:table-cell>
          <table:table-cell table:style-name="ce36" office:value-type="string" calcext:value-type="string">
            <text:p>array+Two pointers</text:p>
            <text:p>map+Max heap</text:p>
          </table:table-cell>
          <table:table-cell table:style-name="ce66"/>
        </table:table-row>
        <table:table-row table:style-name="ro3">
          <table:table-cell table:number-columns-repeated="10"/>
          <table:table-cell office:value-type="float" office:value="215" calcext:value-type="float">
            <text:p>215</text:p>
          </table:table-cell>
          <table:table-cell table:style-name="ce33" office:value-type="date" office:date-value="2024-12-18" calcext:value-type="date">
            <text:p>Wed, December 18, 2024</text:p>
          </table:table-cell>
          <table:table-cell table:style-name="ce66" office:value-type="string" calcext:value-type="string">
            <text:p>1475. Final Prices With a Special Discount in a Shop</text:p>
          </table:table-cell>
          <table:table-cell table:style-name="ce36" office:value-type="string" calcext:value-type="string">
            <text:p>NAIVE(AC)</text:p>
            <text:p>Monotonic decreasing stack</text:p>
          </table:table-cell>
          <table:table-cell table:style-name="ce66" office:value-type="string" calcext:value-type="string">
            <text:p>monotonic stack:</text:p>
            <text:p>496. Next Greater Element I</text:p>
            <text:p>503. Next Greater Element II</text:p>
            <text:p>739. Daily Temperatures</text:p>
          </table:table-cell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style-name="ce33" office:value-type="date" office:date-value="2024-12-19" calcext:value-type="date">
            <text:p>Thu, December 19, 2024</text:p>
          </table:table-cell>
          <table:table-cell table:style-name="ce66" office:value-type="string" calcext:value-type="string">
            <text:p>769. Max Chunks To Make Sorted</text:p>
          </table:table-cell>
          <table:table-cell table:style-name="ce36" office:value-type="string" calcext:value-type="string">
            <text:p>Prefix sums+math (observation)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17" calcext:value-type="float">
            <text:p>217</text:p>
          </table:table-cell>
          <table:table-cell table:style-name="ce33" office:value-type="date" office:date-value="2024-12-20" calcext:value-type="date">
            <text:p>Fri, December 20, 2024</text:p>
          </table:table-cell>
          <table:table-cell table:style-name="ce66" office:value-type="string" calcext:value-type="string">
            <text:p>2415. Reverse Odd Levels of Binary Tree</text:p>
          </table:table-cell>
          <table:table-cell table:style-name="ce64" office:value-type="string" calcext:value-type="string">
            <text:p>BFS (level traversal)</text:p>
            <text:p>Space optimization with DFS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18" calcext:value-type="float">
            <text:p>218</text:p>
          </table:table-cell>
          <table:table-cell table:style-name="ce33" office:value-type="date" office:date-value="2024-12-21" calcext:value-type="date">
            <text:p>Sat, December 21, 2024</text:p>
          </table:table-cell>
          <table:table-cell table:style-name="ce66" office:value-type="string" calcext:value-type="string">
            <text:p>2872. Maximum Number of K-Divisible Components</text:p>
          </table:table-cell>
          <table:table-cell table:style-name="ce41" office:value-type="string" calcext:value-type="string">
            <text:p>DFS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19" calcext:value-type="float">
            <text:p>219</text:p>
          </table:table-cell>
          <table:table-cell table:style-name="ce33" office:value-type="date" office:date-value="2024-12-22" calcext:value-type="date">
            <text:p>Sun, December 22, 2024</text:p>
          </table:table-cell>
          <table:table-cell table:style-name="ce66" office:value-type="string" calcext:value-type="string">
            <text:p>2940. Find Building Where Alice and Bob Can Meet</text:p>
          </table:table-cell>
          <table:table-cell table:style-name="ce36" office:value-type="string" calcext:value-type="string">
            <text:p>Naive: Linear search</text:p>
            <text:p>Sparse table+Binary search</text:p>
          </table:table-cell>
          <table:table-cell table:style-name="ce66"/>
        </table:table-row>
        <table:table-row table:style-name="ro8">
          <table:table-cell table:number-columns-repeated="10"/>
          <table:table-cell office:value-type="float" office:value="220" calcext:value-type="float">
            <text:p>220</text:p>
          </table:table-cell>
          <table:table-cell table:style-name="ce33" office:value-type="date" office:date-value="2024-12-23" calcext:value-type="date">
            <text:p>Mon, December 23, 2024</text:p>
          </table:table-cell>
          <table:table-cell table:style-name="ce66" office:value-type="string" calcext:value-type="string">
            <text:p>2471. Minimum Number of Operations to Sort a Binary Tree by Level</text:p>
          </table:table-cell>
          <table:table-cell table:style-name="ce36" office:value-type="string" calcext:value-type="string">
            <text:p>level traversal (BFS)+minimum swaps to sort an array</text:p>
          </table:table-cell>
          <table:table-cell table:style-name="ce36" office:value-type="string" calcext:value-type="string">
            <text:p>https://www.geeksforgeeks.org/problems/minimum-swaps/1</text:p>
            <text:p>https://leetcode.com/problems/couples-holding-hands/solutions/4924460/questions-based-on-swapping-or-cyclic-sort-or-permutation-graph-from-basics/</text:p>
            <text:p/>
          </table:table-cell>
        </table:table-row>
        <table:table-row table:style-name="ro4">
          <table:table-cell table:number-columns-repeated="10"/>
          <table:table-cell office:value-type="float" office:value="221" calcext:value-type="float">
            <text:p>221</text:p>
          </table:table-cell>
          <table:table-cell table:style-name="ce33" office:value-type="date" office:date-value="2024-12-24" calcext:value-type="date">
            <text:p>Tue, December 24, 2024</text:p>
          </table:table-cell>
          <table:table-cell table:style-name="ce66" office:value-type="string" calcext:value-type="string">
            <text:p>3203. Find Minimum Diameter After Merging Two Trees</text:p>
          </table:table-cell>
          <table:table-cell table:style-name="ce41" office:value-type="string" calcext:value-type="string">
            <text:p>DFS(max depth, diameter)</text:p>
          </table:table-cell>
          <table:table-cell table:style-name="ce66" office:value-type="string" calcext:value-type="string">
            <text:p>104. Maximum Depth of Binary Tree</text:p>
            <text:p>543. Diameter of Binary Tree</text:p>
            <text:p/>
          </table:table-cell>
        </table:table-row>
        <table:table-row table:style-name="ro4">
          <table:table-cell table:number-columns-repeated="10"/>
          <table:table-cell office:value-type="float" office:value="222" calcext:value-type="float">
            <text:p>222</text:p>
          </table:table-cell>
          <table:table-cell table:style-name="ce33" office:value-type="date" office:date-value="2024-12-25" calcext:value-type="date">
            <text:p>Wed, December 25, 2024</text:p>
          </table:table-cell>
          <table:table-cell table:style-name="ce66" office:value-type="string" calcext:value-type="string">
            <text:p>515. Find Largest Value in Each Tree Row</text:p>
          </table:table-cell>
          <table:table-cell table:style-name="ce41" office:value-type="string" calcext:value-type="string">
            <text:p>BFS (level traversal)</text:p>
            <text:p>Recursive DFS</text:p>
            <text:p>Iterative DFS</text:p>
          </table:table-cell>
          <table:table-cell table:style-name="ce36"/>
        </table:table-row>
        <table:table-row table:style-name="ro9">
          <table:table-cell table:number-columns-repeated="10"/>
          <table:table-cell office:value-type="float" office:value="223" calcext:value-type="float">
            <text:p>223</text:p>
          </table:table-cell>
          <table:table-cell table:style-name="ce33" office:value-type="date" office:date-value="2024-12-26" calcext:value-type="date">
            <text:p>Thu, December 26, 2024</text:p>
          </table:table-cell>
          <table:table-cell table:style-name="ce66" office:value-type="string" calcext:value-type="string">
            <text:p>494. Target Sum</text:p>
          </table:table-cell>
          <table:table-cell table:style-name="ce73" office:value-type="string" calcext:value-type="string">
            <text:p>Include/Exclude:</text:p>
            <text:p>Recursion</text:p>
            <text:p>Memoization</text:p>
            <text:p>2D array</text:p>
            <text:p>Space optimization: 1D array</text:p>
          </table:table-cell>
          <table:table-cell table:style-name="ce66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style-name="ce33" office:value-type="date" office:date-value="2024-12-27" calcext:value-type="date">
            <text:p>Fri, December 27, 2024</text:p>
          </table:table-cell>
          <table:table-cell table:style-name="ce66" office:value-type="string" calcext:value-type="string">
            <text:p>1014. Best Sightseeing Pair</text:p>
          </table:table-cell>
          <table:table-cell table:style-name="ce41" office:value-type="string" calcext:value-type="string">
            <text:p>Prefix sum <text:s/>(needs good observer)</text:p>
          </table:table-cell>
          <table:table-cell table:style-name="ce66"/>
        </table:table-row>
        <table:table-row table:style-name="ro2">
          <table:table-cell table:number-columns-repeated="10"/>
          <table:table-cell office:value-type="float" office:value="225" calcext:value-type="float">
            <text:p>225</text:p>
          </table:table-cell>
          <table:table-cell table:style-name="ce33" office:value-type="date" office:date-value="2024-12-28" calcext:value-type="date">
            <text:p>Sat, December 28, 2024</text:p>
          </table:table-cell>
          <table:table-cell table:style-name="ce66" office:value-type="string" calcext:value-type="string">
            <text:p>689. Maximum Sum of 3 Non-Overlapping Subarrays</text:p>
          </table:table-cell>
          <table:table-cell table:style-name="ce41" office:value-type="string" calcext:value-type="string">
            <text:p>Brute force: Sliding window+hashmap+Include/Exclude</text:p>
            <text:p>Optimal: Sliding window </text:p>
          </table:table-cell>
          <table:table-cell table:style-name="ce66" office:value-type="string" calcext:value-type="string">
            <text:p>2054. Two Best Non-Overlapping Events (include/exclude)</text:p>
          </table:table-cell>
        </table:table-row>
        <table:table-row table:style-name="ro3">
          <table:table-cell table:number-columns-repeated="10"/>
          <table:table-cell office:value-type="float" office:value="226" calcext:value-type="float">
            <text:p>226</text:p>
          </table:table-cell>
          <table:table-cell table:style-name="ce33" office:value-type="date" office:date-value="2024-12-29" calcext:value-type="date">
            <text:p>Sun, December 29, 2024</text:p>
          </table:table-cell>
          <table:table-cell table:style-name="ce66" office:value-type="string" calcext:value-type="string">
            <text:p>1639. Number of Ways to Form a Target String Given a Dictionary</text:p>
          </table:table-cell>
          <table:table-cell table:style-name="ce73" office:value-type="string" calcext:value-type="string">
            <text:p><text:span text:style-name="T52">Memoization</text:span></text:p>
            <text:p><text:span text:style-name="T52"> Include/Exclude+Memoization</text:span></text:p>
            <text:p><text:span text:style-name="T52">2D array</text:span></text:p>
            <text:p><text:span text:style-name="T52">Space optimization: 1D array</text:span></text:p>
          </table:table-cell>
          <table:table-cell table:style-name="ce36"/>
        </table:table-row>
        <table:table-row table:style-name="ro2">
          <table:table-cell table:number-columns-repeated="10"/>
          <table:table-cell office:value-type="float" office:value="227" calcext:value-type="float">
            <text:p>227</text:p>
          </table:table-cell>
          <table:table-cell table:style-name="ce33" office:value-type="date" office:date-value="2024-12-30" calcext:value-type="date">
            <text:p>Mon, December 30, 2024</text:p>
          </table:table-cell>
          <table:table-cell table:style-name="ce66" office:value-type="string" calcext:value-type="string">
            <text:p>2466. Count Ways To Build Good Strings</text:p>
          </table:table-cell>
          <table:table-cell table:style-name="ce41" office:value-type="string" calcext:value-type="string">
            <text:p>Include/Exclude+memoization</text:p>
            <text:p>Bottom up</text:p>
          </table:table-cell>
          <table:table-cell table:style-name="ce66"/>
        </table:table-row>
        <table:table-row table:style-name="ro2">
          <table:table-cell table:number-columns-repeated="10"/>
          <table:table-cell office:value-type="float" office:value="228" calcext:value-type="float">
            <text:p>228</text:p>
          </table:table-cell>
          <table:table-cell table:style-name="ce33" office:value-type="date" office:date-value="2024-12-31" calcext:value-type="date">
            <text:p>Tue, December 31, 2024</text:p>
          </table:table-cell>
          <table:table-cell table:style-name="ce66" office:value-type="string" calcext:value-type="string">
            <text:p>983. Minimum Cost For Tickets</text:p>
          </table:table-cell>
          <table:table-cell table:style-name="ce41" office:value-type="string" calcext:value-type="string">
            <text:p><text:span text:style-name="T28">Memoization</text:span></text:p>
            <text:p><text:span text:style-name="T28">Bottom up</text:span></text:p>
          </table:table-cell>
          <table:table-cell table:style-name="ce66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T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T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01:42:20.767151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0:09:16.857494525</meta:creation-date>
    <dc:date>2025-01-16T08:11:55.774765811</dc:date>
    <meta:editing-duration>P9DT14H49M45S</meta:editing-duration>
    <meta:editing-cycles>377</meta:editing-cycles>
    <meta:generator>LibreOffice/24.2.7.2$Linux_X86_64 LibreOffice_project/420$Build-2</meta:generator>
    <meta:document-statistic meta:table-count="8" meta:cell-count="988" meta:object-count="0"/>
  </office:meta>
</office:document-meta>
</file>